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55in"/>
    </style:style>
    <style:style style:name="co69" style:family="table-column">
      <style:table-column-properties fo:break-before="auto" style:column-width="0.972in"/>
    </style:style>
    <style:style style:name="co3" style:family="table-column">
      <style:table-column-properties fo:break-before="auto" style:column-width="2.078in"/>
    </style:style>
    <style:style style:name="co4" style:family="table-column">
      <style:table-column-properties fo:break-before="auto" style:column-width="0.8925in"/>
    </style:style>
    <style:style style:name="co70" style:family="table-column">
      <style:table-column-properties fo:break-before="auto" style:column-width="6.0083in"/>
    </style:style>
    <style:style style:name="co71" style:family="table-column">
      <style:table-column-properties fo:break-before="auto" style:column-width="3.2638in"/>
    </style:style>
    <style:style style:name="co72" style:family="table-column">
      <style:table-column-properties fo:break-before="auto" style:column-width="0.702in"/>
    </style:style>
    <style:style style:name="co73" style:family="table-column">
      <style:table-column-properties fo:break-before="auto" style:column-width="0.678in"/>
    </style:style>
    <style:style style:name="co74" style:family="table-column">
      <style:table-column-properties fo:break-before="auto" style:column-width="2.1071in"/>
    </style:style>
    <style:style style:name="co75" style:family="table-column">
      <style:table-column-properties fo:break-before="auto" style:column-width="1.2437in"/>
    </style:style>
    <style:style style:name="co76" style:family="table-column">
      <style:table-column-properties fo:break-before="auto" style:column-width="5.5075in"/>
    </style:style>
    <style:style style:name="co27" style:family="table-column">
      <style:table-column-properties fo:break-before="auto" style:column-width="0.6591in"/>
    </style:style>
    <style:style style:name="co28" style:family="table-column">
      <style:table-column-properties fo:break-before="auto" style:column-width="0.648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7547in"/>
    </style:style>
    <style:style style:name="co24" style:family="table-column">
      <style:table-column-properties fo:break-before="auto" style:column-width="1.6055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12" style:family="table-column">
      <style:table-column-properties fo:break-before="auto" style:column-width="0.6799in"/>
    </style:style>
    <style:style style:name="co41" style:family="table-column">
      <style:table-column-properties fo:break-before="auto" style:column-width="1.5201in"/>
    </style:style>
    <style:style style:name="co25" style:family="table-column">
      <style:table-column-properties fo:break-before="auto" style:column-width="6.3902in"/>
    </style:style>
    <style:style style:name="co42" style:family="table-column">
      <style:table-column-properties fo:break-before="auto" style:column-width="1.8071in"/>
    </style:style>
    <style:style style:name="co43" style:family="table-column">
      <style:table-column-properties fo:break-before="auto" style:column-width="0.7756in"/>
    </style:style>
    <style:style style:name="co44" style:family="table-column">
      <style:table-column-properties fo:break-before="auto" style:column-width="1.4984in"/>
    </style:style>
    <style:style style:name="co45" style:family="table-column">
      <style:table-column-properties fo:break-before="auto" style:column-width="1.1693in"/>
    </style:style>
    <style:style style:name="co46" style:family="table-column">
      <style:table-column-properties fo:break-before="auto" style:column-width="6.8256in"/>
    </style:style>
    <style:style style:name="co47" style:family="table-column">
      <style:table-column-properties fo:break-before="auto" style:column-width="0.7189in"/>
    </style:style>
    <style:style style:name="co48" style:family="table-column">
      <style:table-column-properties fo:break-before="auto" style:column-width="0.8126in"/>
    </style:style>
    <style:style style:name="co49" style:family="table-column">
      <style:table-column-properties fo:break-before="auto" style:column-width="1.6917in"/>
    </style:style>
    <style:style style:name="co50" style:family="table-column">
      <style:table-column-properties fo:break-before="auto" style:column-width="0.9854in"/>
    </style:style>
    <style:style style:name="co51" style:family="table-column">
      <style:table-column-properties fo:break-before="auto" style:column-width="4.7161in"/>
    </style:style>
    <style:style style:name="co52" style:family="table-column">
      <style:table-column-properties fo:break-before="auto" style:column-width="1.9846in"/>
    </style:style>
    <style:style style:name="co53" style:family="table-column">
      <style:table-column-properties fo:break-before="auto" style:column-width="0.6925in"/>
    </style:style>
    <style:style style:name="co54" style:family="table-column">
      <style:table-column-properties fo:break-before="auto" style:column-width="0.9055in"/>
    </style:style>
    <style:style style:name="co55" style:family="table-column">
      <style:table-column-properties fo:break-before="auto" style:column-width="1.9311in"/>
    </style:style>
    <style:style style:name="co56" style:family="table-column">
      <style:table-column-properties fo:break-before="auto" style:column-width="5.0091in"/>
    </style:style>
    <style:style style:name="co57" style:family="table-column">
      <style:table-column-properties fo:break-before="auto" style:column-width="1.7717in"/>
    </style:style>
    <style:style style:name="co58" style:family="table-column">
      <style:table-column-properties fo:break-before="auto" style:column-width="1.7846in"/>
    </style:style>
    <style:style style:name="co59" style:family="table-column">
      <style:table-column-properties fo:break-before="auto" style:column-width="4.8626in"/>
    </style:style>
    <style:style style:name="co60" style:family="table-column">
      <style:table-column-properties fo:break-before="auto" style:column-width="2.0909in"/>
    </style:style>
    <style:style style:name="co61" style:family="table-column">
      <style:table-column-properties fo:break-before="auto" style:column-width="0.6661in"/>
    </style:style>
    <style:style style:name="co62" style:family="table-column">
      <style:table-column-properties fo:break-before="auto" style:column-width="5.3417in"/>
    </style:style>
    <style:style style:name="co63" style:family="table-column">
      <style:table-column-properties fo:break-before="auto" style:column-width="2.1445in"/>
    </style:style>
    <style:style style:name="co64" style:family="table-column">
      <style:table-column-properties fo:break-before="auto" style:column-width="1.5583in"/>
    </style:style>
    <style:style style:name="co65" style:family="table-column">
      <style:table-column-properties fo:break-before="auto" style:column-width="5.2091in"/>
    </style:style>
    <style:style style:name="co68" style:family="table-column">
      <style:table-column-properties fo:break-before="auto" style:column-width="0.8083in"/>
    </style:style>
    <style:style style:name="co77" style:family="table-column">
      <style:table-column-properties fo:break-before="auto" style:column-width="1.6902in"/>
    </style:style>
    <style:style style:name="co78" style:family="table-column">
      <style:table-column-properties fo:break-before="auto" style:column-width="6.7728in"/>
    </style:style>
    <style:style style:name="co79" style:family="table-column">
      <style:table-column-properties fo:break-before="auto" style:column-width="1.9138in"/>
    </style:style>
    <style:style style:name="co80" style:family="table-column">
      <style:table-column-properties fo:break-before="auto" style:column-width="0.6165in"/>
    </style:style>
    <style:style style:name="co81" style:family="table-column">
      <style:table-column-properties fo:break-before="auto" style:column-width="0.6772in"/>
    </style:style>
    <style:style style:name="co82" style:family="table-column">
      <style:table-column-properties fo:break-before="auto" style:column-width="1.5098in"/>
    </style:style>
    <style:style style:name="co83" style:family="table-column">
      <style:table-column-properties fo:break-before="auto" style:column-width="6.2201in"/>
    </style:style>
    <style:style style:name="co84" style:family="table-column">
      <style:table-column-properties fo:break-before="auto" style:column-width="1.3181in"/>
    </style:style>
    <style:style style:name="co85" style:family="table-column">
      <style:table-column-properties fo:break-before="auto" style:column-width="0.6272in"/>
    </style:style>
    <style:style style:name="co86" style:family="table-column">
      <style:table-column-properties fo:break-before="auto" style:column-width="0.5417in"/>
    </style:style>
    <style:style style:name="co87" style:family="table-column">
      <style:table-column-properties fo:break-before="auto" style:column-width="1.4138in"/>
    </style:style>
    <style:style style:name="ro1" style:family="table-row">
      <style:table-row-properties style:row-height="0.178in" fo:break-before="auto" style:use-optimal-row-height="true"/>
    </style:style>
    <style:style style:name="ro14" style:family="table-row">
      <style:table-row-properties style:row-height="0.3311in" fo:break-before="auto" style:use-optimal-row-height="true"/>
    </style:style>
    <style:style style:name="ro17" style:family="table-row">
      <style:table-row-properties style:row-height="0.6425in" fo:break-before="auto" style:use-optimal-row-height="true"/>
    </style:style>
    <style:style style:name="ro18" style:family="table-row">
      <style:table-row-properties style:row-height="0.4866in" fo:break-before="auto" style:use-optimal-row-height="true"/>
    </style:style>
    <style:style style:name="ro19" style:family="table-row">
      <style:table-row-properties style:row-height="2.0835in" fo:break-before="auto" style:use-optimal-row-height="true"/>
    </style:style>
    <style:style style:name="ro24" style:family="table-row">
      <style:table-row-properties style:row-height="1.2638in" fo:break-before="auto" style:use-optimal-row-height="true"/>
    </style:style>
    <style:style style:name="ro20" style:family="table-row">
      <style:table-row-properties style:row-height="0.9535in" fo:break-before="auto" style:use-optimal-row-height="true"/>
    </style:style>
    <style:style style:name="ro21" style:family="table-row">
      <style:table-row-properties style:row-height="2.9744in" fo:break-before="auto" style:use-optimal-row-height="true"/>
    </style:style>
    <style:style style:name="ro16" style:family="table-row">
      <style:table-row-properties style:row-height="0.798in" fo:break-before="auto" style:use-optimal-row-height="true"/>
    </style:style>
    <style:style style:name="ro22" style:family="table-row">
      <style:table-row-properties style:row-height="1.5752in" fo:break-before="auto" style:use-optimal-row-height="true"/>
    </style:style>
    <style:style style:name="ro23" style:family="table-row">
      <style:table-row-properties style:row-height="0.798in" fo:break-before="auto" style:use-optimal-row-height="true"/>
    </style:style>
    <style:style style:name="ro31" style:family="table-row">
      <style:table-row-properties style:row-height="1.1091in" fo:break-before="auto" style:use-optimal-row-height="true"/>
    </style:style>
    <style:style style:name="ro13" style:family="table-row">
      <style:table-row-properties style:row-height="0.1791in" fo:break-before="auto" style:use-optimal-row-height="true"/>
    </style:style>
    <style:style style:name="ro32" style:family="table-row">
      <style:table-row-properties style:row-height="0.9535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1.2535in" fo:break-before="auto" style:use-optimal-row-height="true"/>
    </style:style>
    <style:style style:name="ro35" style:family="table-row">
      <style:table-row-properties style:row-height="1.5752in" fo:break-before="auto" style:use-optimal-row-height="true"/>
    </style:style>
    <style:style style:name="ro26" style:family="table-row">
      <style:table-row-properties style:row-height="2.5075in" fo:break-before="auto" style:use-optimal-row-height="true"/>
    </style:style>
    <style:style style:name="ro28" style:family="table-row">
      <style:table-row-properties style:row-height="2.1972in" fo:break-before="auto" style:use-optimal-row-height="true"/>
    </style:style>
    <style:style style:name="ro29" style:family="table-row">
      <style:table-row-properties style:row-height="2.0417in" fo:break-before="auto" style:use-optimal-row-height="true"/>
    </style:style>
    <style:style style:name="ro30" style:family="table-row">
      <style:table-row-properties style:row-height="3.2854in" fo:break-before="auto" style:use-optimal-row-height="true"/>
    </style:style>
    <style:style style:name="ro2" style:family="table-row">
      <style:table-row-properties style:row-height="0.3311in" fo:break-before="auto" style:use-optimal-row-height="true"/>
    </style:style>
    <style:style style:name="ro38" style:family="table-row">
      <style:table-row-properties style:row-height="1.4193in" fo:break-before="auto" style:use-optimal-row-height="true"/>
    </style:style>
    <style:style style:name="ro39" style:family="table-row">
      <style:table-row-properties style:row-height="1.8862in" fo:break-before="auto" style:use-optimal-row-height="true"/>
    </style:style>
    <style:style style:name="ro40" style:family="table-row">
      <style:table-row-properties style:row-height="2.6634in" fo:break-before="auto" style:use-optimal-row-height="true"/>
    </style:style>
    <style:style style:name="ro41" style:family="table-row">
      <style:table-row-properties style:row-height="1.7307in" fo:break-before="auto" style:use-optimal-row-height="true"/>
    </style:style>
    <style:style style:name="ro42" style:family="table-row">
      <style:table-row-properties style:row-height="3.129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data-style-name="N100">
      <style:table-cell-properties fo:wrap-option="wrap"/>
      <style:text-properties style:text-position=""/>
    </style:style>
    <style:style style:name="ce1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16"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8" style:family="table-cell" style:parent-style-name="Default" style:data-style-name="N100">
      <style:table-cell-properties fo:background-color="transparent" fo:wrap-option="wrap"/>
      <style:text-properties style:text-position=""/>
    </style:style>
    <style:style style:name="ce19"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20" style:family="table-cell" style:parent-style-name="Default">
      <style:table-cell-properties fo:wrap-option="wrap"/>
      <style:text-properties style:text-position=""/>
    </style:style>
    <style:style style:name="ce21" style:family="table-cell" style:parent-style-name="Default" style:data-style-name="N100">
      <style:table-cell-properties style:text-align-source="fix" style:repeat-content="false" fo:wrap-option="wrap"/>
      <style:paragraph-properties fo:text-align="start"/>
      <style:text-properties style:text-position=""/>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23" style:family="table-cell" style:parent-style-name="Default" style:data-style-name="N100">
      <style:table-cell-properties style:text-align-source="fix" style:repeat-content="false"/>
      <style:paragraph-properties fo:text-align="end"/>
      <style:text-properties style:text-position=""/>
    </style:style>
    <style:style style:name="ce24"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28"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29" style:family="table-cell" style:parent-style-name="Default" style:data-style-name="N100">
      <style:table-cell-properties style:text-align-source="fix" style:repeat-content="false" fo:wrap-option="wrap"/>
      <style:paragraph-properties fo:text-align="end"/>
      <style:text-properties style:text-position=""/>
    </style:style>
    <style:style style:name="ce30"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3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name="Times New Roman" fo:language="en" fo:country="US" style:font-size-complex="5.65000009536743pt"/>
    </style:style>
    <style:style style:name="ce3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33"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34"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35"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36" style:family="table-cell" style:parent-style-name="Default" style:data-style-name="N100">
      <style:table-cell-properties fo:wrap-option="wrap"/>
      <style:text-properties style:text-position="" style:font-size-complex="5.65000009536743pt"/>
    </style:style>
    <style:style style:name="ce37"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38" style:family="table-cell" style:parent-style-name="Default" style:data-style-name="N100">
      <style:table-cell-properties style:text-align-source="fix" style:repeat-content="false" fo:wrap-option="wrap"/>
      <style:paragraph-properties fo:text-align="start"/>
      <style:text-properties style:text-position=""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3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40"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language-complex="en" style:country-complex="US"/>
    </style:style>
    <style:style style:name="ce41"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42" style:family="table-cell" style:parent-style-name="Default" style:data-style-name="N100">
      <style:table-cell-properties style:text-align-source="fix" style:repeat-content="false" fo:wrap-option="no-wrap"/>
      <style:paragraph-properties fo:text-align="start"/>
      <style:text-properties style:text-position=""/>
    </style:style>
    <style:style style:name="ce12" style:family="table-cell" style:parent-style-name="Default" style:data-style-name="N100">
      <style:table-cell-properties style:text-align-source="fix" style:repeat-content="false" fo:wrap-option="wrap"/>
      <style:paragraph-properties fo:text-align="end"/>
      <style:text-properties style:text-position=""/>
    </style:style>
    <style:style style:name="ce1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25"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7" style:family="table-cell" style:parent-style-name="Default" style:data-style-name="N100">
      <style:table-cell-properties style:text-align-source="fix" style:repeat-content="false" fo:wrap-option="wrap"/>
      <style:paragraph-properties fo:text-align="start"/>
      <style:text-properties style:text-position=""/>
    </style:style>
    <style:style style:name="ce13"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26"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style:text-position="" fo:font-weight="normal" style:font-weight-asian="normal" style:font-weight-complex="normal"/>
    </style:style>
    <style:style style:name="ce27"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5000009536743pt"/>
    </style:style>
    <style:style style:name="ce1" style:family="table-cell" style:parent-style-name="Default" style:data-style-name="N100">
      <style:table-cell-properties fo:wrap-option="wrap"/>
      <style:text-properties style:text-position=""/>
    </style:style>
    <style:style style:name="ce5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5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54" style:family="table-cell" style:parent-style-name="Default" style:data-style-name="N100">
      <style:table-cell-properties style:text-align-source="fix" style:repeat-content="false" fo:wrap-option="wrap"/>
      <style:paragraph-properties fo:text-align="start"/>
    </style:style>
    <style:style style:name="ce55" style:family="table-cell" style:parent-style-name="Default" style:data-style-name="N100">
      <style:table-cell-properties fo:wrap-option="wrap"/>
    </style:style>
    <style:style style:name="ce56"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57"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5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59"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60"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6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62"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T8" style:family="text">
      <style:text-properties fo:font-weight="bold" style:font-weight-asian="bold" style:font-weight-complex="bold"/>
    </style:style>
    <style:style style:name="T9" style:family="text">
      <style:text-properties fo:font-size="11pt" fo:font-weight="bold" style:font-size-asian="11pt" style:font-weight-asian="bold" style:font-size-complex="11pt" style:font-weight-complex="bold"/>
    </style:style>
    <style:style style:name="T14" style:family="text">
      <style:text-properties fo:language="en" fo:country="US" style:font-size-complex="5.69999980926514pt"/>
    </style:style>
    <style:style style:name="T15" style:family="text">
      <style:text-properties fo:font-size="10pt" fo:language="en" fo:country="US" fo:font-weight="bold" style:font-size-asian="10pt" style:font-weight-asian="bold" style:font-size-complex="5.69999980926514pt" style:font-weight-complex="bold"/>
    </style:style>
    <style:style style:name="T16" style:family="text">
      <style:text-properties fo:font-size="10pt" fo:language="en" fo:country="US" fo:font-weight="normal" style:font-size-asian="10pt" style:font-weight-asian="normal" style:font-size-complex="5.69999980926514pt" style:font-weight-complex="normal"/>
    </style:style>
    <style:style style:name="T21"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25"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6"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7"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18"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9"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20"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27" style:family="text">
      <style:text-properties fo:font-size="12pt"/>
    </style:style>
    <style:style style:name="T28"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30"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22" style:family="text">
      <style:text-properties fo:font-weight="normal" style:font-weight-asian="normal" style:font-size-complex="5.69999980926514pt" style:font-weight-complex="normal"/>
    </style:style>
    <style:style style:name="T24" style:family="text">
      <style:text-properties style:font-size-asian="10pt" style:font-size-complex="5.69999980926514pt"/>
    </style:style>
    <style:style style:name="T35" style:family="text">
      <style:text-properties fo:font-weight="normal" style:font-weight-asian="normal" style:font-weight-complex="normal"/>
    </style:style>
    <style:style style:name="T36" style:family="text">
      <style:text-properties fo:font-size="10pt" fo:font-weight="normal" style:font-size-asian="10pt" style:font-weight-asian="normal" style:font-size-complex="5.69999980926514pt" style:font-weight-complex="normal"/>
    </style:style>
  </office:automatic-styles>
  <office:body>
    <office:spreadsheet>
      <table:table table:name="MTF and Time Factors" table:style-name="ta1">
        <table:table-column table:style-name="co1" table:default-cell-style-name="ce14"/>
        <table:table-column table:style-name="co69" table:default-cell-style-name="ce14"/>
        <table:table-column table:style-name="co3" table:default-cell-style-name="ce14"/>
        <table:table-column table:style-name="co4" table:default-cell-style-name="ce14"/>
        <table:table-column table:style-name="co70" table:default-cell-style-name="ce14"/>
        <table:table-column table:style-name="co71" table:default-cell-style-name="ce14"/>
        <table:table-row table:style-name="ro1">
          <table:table-cell table:number-columns-repeated="6"/>
        </table:table-row>
        <table:table-row table:style-name="ro14">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row>
        <table:table-row table:style-name="ro17">
          <table:table-cell/>
          <table:table-cell office:value-type="string">
            <text:p>14</text:p>
          </table:table-cell>
          <table:table-cell office:value-type="string">
            <text:p>None given, but date is between Armistice in 1918 (November 11, 1918) and Summer of 1919.</text:p>
          </table:table-cell>
          <table:table-cell/>
          <table:table-cell office:value-type="string">
            <text:p>He began to express ideas about new inventions years ahead of the times. He begged his father and mother to let him leave school and go to work in an automobile <text:span text:style-name="T8">factor</text:span>y where he could learn about machinery and understand how to complete the inventions which he was always talking about.</text:p>
          </table:table-cell>
          <table:table-cell/>
        </table:table-row>
        <table:table-row table:style-name="ro1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8">Master</text:span>, we would see a sign from thee."</text:p>
          </table:table-cell>
          <table:table-cell table:style-name="Default"/>
        </table:table-row>
        <table:table-row table:style-name="ro18">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8">factors</text:span> which repeat in the history of nations, men and markets.</text:p>
          </table:table-cell>
          <table:table-cell office:value-type="string">
            <text:p>Alblak, in WITS post #44232, says this is astro-based.</text:p>
          </table:table-cell>
        </table:table-row>
        <table:table-row table:style-name="ro19">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9">factor</text:span> that proves all things. The measurement of time first originated and is based on the earth's motion upon its axis. One of the smallest cycles, or time<text:span text:style-name="T8"> </text:span><text:span text:style-name="T9">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Default"/>
        </table:table-row>
        <table:table-row table:style-name="ro24">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Universal Power that created the Universe, the <text:span text:style-name="T8">master</text:span> of land and sea, who rides on the winds and walks upon the water, to whom all power was given over heaven and earth. Prayed for strength</text:p>
            <text:p>and for guidance to do only that which was right and that the good God of the Universe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table:table-row>
        <table:table-row table:style-name="ro20">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 <text:span text:style-name="T8">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24">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 <text:span text:style-name="T8">time</text:span> <text:span text:style-name="T8">factor</text:span>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table:table-row>
        <table:table-row table:style-name="ro21">
          <table:table-cell/>
          <table:table-cell office:value-type="string">
            <text:p>201-202. <text:s/>Note: It is pg. 202 that has the word "factor".</text:p>
          </table:table-cell>
          <table:table-cell table:number-columns-repeated="2"/>
          <table:table-cell table:style-name="ce18"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8">factor</text:span> in General Motors and other stocks and was reputed to have made fifty millions, or more. The old man said that Durant was one of the very</text:p>
            <text:p>rare exceptions of men who had gone broke in Wall Street and had been able to come back after they were 60 years of age.</text:p>
          </table:table-cell>
          <table:table-cell table:style-name="Default"/>
        </table:table-row>
        <table:table-row table:style-name="ro1">
          <table:table-cell/>
          <table:table-cell office:value-type="string">
            <text:p>208</text:p>
          </table:table-cell>
          <table:table-cell table:number-columns-repeated="2"/>
          <table:table-cell office:value-type="string">
            <text:p>From Kipling's "If": If you can dream -- and not make dreams your <text:span text:style-name="T8">master</text:span>;</text:p>
          </table:table-cell>
          <table:table-cell table:style-name="Default"/>
        </table:table-row>
        <table:table-row table:style-name="ro16">
          <table:table-cell/>
          <table:table-cell table:style-name="Default"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8">factor</text:span>ies were turning out airplanes now at the rate of more than 1000 per day.</text:p>
          </table:table-cell>
          <table:table-cell/>
        </table:table-row>
        <table:table-row table:style-name="ro22">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8">facories </text:span>in Detroit, Michigan, have been working on some of his new discoveries. Our next attack should be directed at Detroit. We should capture that city and destroy the <text:span text:style-name="T8">factories</text:span> of the big automobile concerns and other manufacturing concerns there. All of these manufacturing concerns have long since been commandeered by the United States Government and are working on war weapons and ammunition."</text:p>
          </table:table-cell>
          <table:table-cell/>
        </table:table-row>
        <table:table-row table:style-name="ro23">
          <table:table-cell/>
          <table:table-cell office:value-type="string">
            <text:p>343</text:p>
          </table:table-cell>
          <table:table-cell office:value-type="string">
            <text:p>Morning of November 20, 1931.</text:p>
          </table:table-cell>
          <table:table-cell/>
          <table:table-cell office:value-type="string">
            <text:p>He found that the commanding generals had talked over the conference in Mexico and had now decided that their next attack would be on Detroit in order to destroy the <text:span text:style-name="T8">factories</text:span> there and prevent the United States continuing making airplanes and inventions which might help them to win the war. He was very happy to get the plans of the enemy. It was just what he wanted.</text:p>
          </table:table-cell>
          <table:table-cell office:value-type="string">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18">
          <table:table-cell/>
          <table:table-cell office:value-type="string">
            <text:p>343</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8">factories </text:span>and large buildings in Detroit.</text:p>
          </table:table-cell>
          <table:table-cell/>
        </table:table-row>
        <table:table-row table:style-name="ro17">
          <table:table-cell/>
          <table:table-cell office:value-type="string">
            <text:p>343-344 (word factory is on pg. 344)</text:p>
          </table:table-cell>
          <table:table-cell office:value-type="string">
            <text:p>Morning of November 20, 1931.</text:p>
          </table:table-cell>
          <table:table-cell/>
          <table:table-cell office:value-type="string">
            <text:p>He arranged the machines so that when the attacking planes came over Detroit at a high altitude, he could drop them into the Tunnel thru the Air and thus prevent any harm to the</text:p>
            <text:p><text:span text:style-name="T8">factories</text:span> or buildings in Detroit. He waited patiently for an attack upon the city, but no move of any kind was made by the enemy.</text:p>
          </table:table-cell>
          <table:table-cell/>
        </table:table-row>
        <table:table-row table:style-name="ro20">
          <table:table-cell/>
          <table:table-cell office:value-type="string">
            <text:p>346</text:p>
          </table:table-cell>
          <table:table-cell table:style-name="ce16" office:value-type="string">
            <text:p>Just before 10:00 [pm, on November 24, 1931].</text:p>
          </table:table-cell>
          <table:table-cell/>
          <table:table-cell office:value-type="string">
            <text:p>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8">factory</text:span>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31">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8">factories</text:span> and take Detroit; then proceed to attack New York and the Eastern Coast. The plan was to make a daylight attack and, if possible, to surprise Supreme Commander Gordon. About 3 o'clock in the afternoon the enemy planes were seen approching from the East and West. He saw that this was to be a gigantic attack because there was a larger number of planes than they had used at any time since the attack of Chicago.</text:p>
          </table:table-cell>
          <table:table-cell/>
        </table:table-row>
        <table:table-row table:style-name="ro16">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8">factor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16">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8">factories</text:span> could turn them out and sending them to the United States to aid their allies. Practically every nation on the face of the earth, outside of France, Canada and a few countries in South America and Australia, had joined against the United States.</text:p>
          </table:table-cell>
          <table:table-cell table:style-name="Default"/>
        </table:table-row>
        <table:table-row table:style-name="ro20">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8">master</text:span>, whose will is law. Whatever he says, we will abide by.</text:p>
          </table:table-cell>
          <table:table-cell table:style-name="Default"/>
        </table:table-row>
        <table:table-row table:style-name="ro14">
          <table:table-cell table:style-name="Default" table:number-columns-repeated="6"/>
        </table:table-row>
        <table:table-row table:style-name="ro14" table:number-rows-repeated="1048553">
          <table:table-cell table:number-columns-repeated="6"/>
        </table:table-row>
        <table:table-row table:style-name="ro14">
          <table:table-cell table:number-columns-repeated="6"/>
        </table:table-row>
      </table:table>
      <table:table table:name="St. Marie" table:style-name="ta1" table:print="false">
        <table:table-column table:style-name="co72" table:default-cell-style-name="ce21"/>
        <table:table-column table:style-name="co73" table:default-cell-style-name="ce21"/>
        <table:table-column table:style-name="co74" table:default-cell-style-name="ce21"/>
        <table:table-column table:style-name="co75" table:default-cell-style-name="ce21"/>
        <table:table-column table:style-name="co76" table:default-cell-style-name="ce21"/>
        <table:table-column table:style-name="co74" table:default-cell-style-name="ce21"/>
        <table:table-column table:style-name="co4" table:number-columns-repeated="1018" table:default-cell-style-name="ce21"/>
        <table:table-row table:style-name="ro13">
          <table:table-cell table:style-name="ce19" office:value-type="string">
            <text:p>rluu: The St. Marie is a small Ezekiel Airplane. <text:s/>Read document <text:s/>“EzekielAirplane.odt” which is the text describing the Ezekiel Airplane. <text:s/></text:p>
          </table:table-cell>
          <table:table-cell table:style-name="ce24" table:number-columns-repeated="5"/>
          <table:table-cell table:style-name="ce42" table:number-columns-repeated="1018"/>
        </table:table-row>
        <table:table-row table:style-name="ro13">
          <table:table-cell table:style-name="ce19" office:value-type="string">
            <text:p>rluu: This spreadsheet page will just have the information about the St. Marie, and its uses starting from when it was identified.</text:p>
          </table:table-cell>
          <table:table-cell table:style-name="ce24" table:number-columns-repeated="5"/>
          <table:table-cell table:style-name="ce42" table:number-columns-repeated="1018"/>
        </table:table-row>
        <table:table-row table:style-name="ro13">
          <table:table-cell table:style-name="ce19" office:value-type="string">
            <text:p>rluu: See WITS posts: #19629, #18658, and the reloaded 118 post.</text:p>
          </table:table-cell>
          <table:table-cell table:style-name="ce24" table:number-columns-repeated="5"/>
          <table:table-cell table:style-name="ce42" table:number-columns-repeated="1018"/>
        </table:table-row>
        <table:table-row table:style-name="ro13">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cell table:number-columns-repeated="1018"/>
        </table:table-row>
        <table:table-row table:style-name="ro32">
          <table:table-cell table:style-name="ce20"/>
          <table:table-cell table:style-name="ce20" office:value-type="float" office:value="96">
            <text:p>96</text:p>
          </table:table-cell>
          <table:table-cell table:style-name="ce20" office:value-type="string">
            <text:p>None given, but between April 25, 1927 and April 30, 1927.</text:p>
          </table:table-cell>
          <table:table-cell table:style-name="ce20"/>
          <table:table-cell table:style-name="ce20" office:value-type="string">
            <text:p>Mr. Kennelworth had held his cotton and profits were accumulating fast for him.</text:p>
            <text:p>He congratulated Robert on his wonderful prediction that the flood came as he forecast. Marie was watching the papers so she wired Robert as follows: YOU ARE A WONDER THE MARKET IS MAKING GOOD AND WE</text:p>
            <text:p>ARE GOING TO WIN I AM WITH YOU ALWAYS LOVE</text:p>
            <text:p>MARIE.</text:p>
          </table:table-cell>
          <table:table-cell table:style-name="ce20"/>
          <table:table-cell table:number-columns-repeated="1018"/>
        </table:table-row>
        <table:table-row table:style-name="ro33">
          <table:table-cell office:value-type="string">
            <text:p>19</text:p>
          </table:table-cell>
          <table:table-cell office:value-type="string">
            <text:p>224-225</text:p>
          </table:table-cell>
          <table:table-cell table:style-name="ce28" office:value-type="string">
            <text:p><text:s/>In the early part of 1928</text:p>
          </table:table-cell>
          <table:table-cell/>
          <table:table-cell table:style-name="ce31" office:value-type="string">
            <text:p><text:span text:style-name="T14">In the early part of 1928 Robert calculated that war was inevitable between England and Russia. He </text:span><text:span text:style-name="T14">figured that the war would start not later than the summer and that many nations would be involved </text:span><text:span text:style-name="T14">and that later an attack on the United States would come. </text:span><text:span text:style-name="T15">His first airplane was now completed</text:span><text:span text:style-name="T14">, -- a </text:span><text:span text:style-name="T14">small one according to the plan laid down by Ezekiel in the Bible. The plane had four wings and </text:span><text:span text:style-name="T14">could fly on either one of its four sides. It had a new motor with 12 cylinders and could be operated </text:span><text:span text:style-name="T14">either with gas, electricity or compressed air. He had constructed a wheel within a wheel so that he </text:span><text:span text:style-name="T14">could lower his plane and land anywhere he chose and could rise straight up. One motor had a</text:span></text:p>
            <text:p><text:span text:style-name="T14">propeller in the center of the plane to lift it up while the other motor started its direct motion. He </text:span><text:span text:style-name="T14">could drive his plane backwards or forwards. It was a great success and the </text:span><text:span text:style-name="T15">boy wizard of Wall </text:span><text:span text:style-name="T15">Street </text:span><text:span text:style-name="T16">[connection to page 200] </text:span><text:span text:style-name="T14">was now hailed as </text:span><text:span text:style-name="T15">a new Lindbergh of the air</text:span><text:span text:style-name="T14">. There was an extra </text:span><text:span text:style-name="T14">motor built with a collapsible propeller so that he could shift it from the center of the airplane to the </text:span><text:span text:style-name="T14">tail, enabling it to go backward or forward as he willed. The wings were so arranged that they could </text:span><text:span text:style-name="T14">either remain stationary or be set in motion up or down by motor. This was a new and valuable </text:span><text:span text:style-name="T14">feature in the construction of airplanes. </text:span></text:p>
          </table:table-cell>
          <table:table-cell table:style-name="ce38" office:value-type="string">
            <text:p><text:span text:style-name="T21">This is describing his first airplane, the St. Marie. <text:s/>Regarding “</text:span><text:span text:style-name="T25">boy wizard of Wall Street”, </text:span><text:span text:style-name="T25">there's a </text:span><text:span text:style-name="T26">connection to page 200. <text:s/>It is strange that the boy and wizard are not capitalized. <text:s/></text:span></text:p>
          </table:table-cell>
          <table:table-cell table:number-columns-repeated="1018"/>
        </table:table-row>
        <table:table-row table:style-name="ro16">
          <table:table-cell table:style-name="ce22" office:value-type="string">
            <text:p>19</text:p>
          </table:table-cell>
          <table:table-cell table:style-name="ce22" office:value-type="string">
            <text:p>225</text:p>
          </table:table-cell>
          <table:table-cell table:style-name="ce28" office:value-type="string">
            <text:p><text:s/>In the early part of 1928</text:p>
          </table:table-cell>
          <table:table-cell table:style-name="ce22"/>
          <table:table-cell table:style-name="ce32" office:value-type="string">
            <text:p><text:span text:style-name="T17">Robert's next invention was to build a </text:span><text:span text:style-name="T18">silent motor, </text:span><text:span text:style-name="T19">or a muffler</text:span><text:span text:style-name="T20">, which would prevent any </text:span><text:span text:style-name="T20">sound. He knew that this would be very useful in war. After he had completed this invention, </text:span><text:span text:style-name="T20">tested it and proved it a success, he offered it to the United States Government, but after the </text:span><text:span text:style-name="T20">army officers, who knew very little about this new invention had looked it over, they refused </text:span><text:span text:style-name="T20">it. Robert then sailed away in his new plane which he had named </text:span><text:span text:style-name="T19">"The St. Marie." </text:span></text:p>
          </table:table-cell>
          <table:table-cell table:style-name="ce39"/>
          <table:table-cell table:number-columns-repeated="1018"/>
        </table:table-row>
        <table:table-row table:style-name="ro17">
          <table:table-cell office:value-type="string">
            <text:p>19</text:p>
          </table:table-cell>
          <table:table-cell office:value-type="string">
            <text:p>225</text:p>
          </table:table-cell>
          <table:table-cell office:value-type="string">
            <text:p>Spring of 1928</text:p>
          </table:table-cell>
          <table:table-cell/>
          <table:table-cell table:style-name="ce33" office:value-type="string">
            <text:p><text:span text:style-name="T18">He visited England, France, Germany and in the Spring of 1928 made the longest </text:span><text:span text:style-name="T18">successful flight to Japan, where he was received with great honor. </text:span><text:span text:style-name="T17">Japan was very </text:span><text:span text:style-name="T17">much interested in his new plane and in his muffler. The Japanese Government quickly </text:span><text:span text:style-name="T17">closed a deal and bought his invention for a large sum of money.</text:span></text:p>
          </table:table-cell>
          <table:table-cell office:value-type="string">
            <text:p>RG visited these places in the St. Marie.</text:p>
          </table:table-cell>
          <table:table-cell table:number-columns-repeated="1018"/>
        </table:table-row>
        <table:table-row table:style-name="ro34">
          <table:table-cell table:style-name="ce23" office:value-type="string">
            <text:p>19</text:p>
          </table:table-cell>
          <table:table-cell table:style-name="ce23" office:value-type="string">
            <text:p>225</text:p>
          </table:table-cell>
          <table:table-cell table:style-name="ce29" office:value-type="string">
            <text:p>Summer of 1928</text:p>
          </table:table-cell>
          <table:table-cell table:style-name="ce29"/>
          <table:table-cell table:style-name="ce34" office:value-type="string">
            <text:p><text:span text:style-name="T10"><text:s/></text:span><text:span text:style-name="T10">While in Japan Robert was entertained and introduced to many beautiful titled ladies and </text:span><text:span text:style-name="T10">prominent men, but he remained loyal to Marie for his great success had not turned his </text:span><text:span text:style-name="T10">head. He was still searching for Marie, always hoping to find her. </text:span><text:span text:style-name="T11">He returned to New York </text:span><text:span text:style-name="T11">[from Japan] in the Summer of 1928</text:span><text:span text:style-name="T10"> and was now reputed as being worth more than a </text:span><text:span text:style-name="T10">million dollars, after making more successful deals in stocks, cotton and wheat.</text:span></text:p>
          </table:table-cell>
          <table:table-cell table:style-name="ce40" office:value-type="string">
            <text:p><text:span text:style-name="T27">Note that Summer of 1928 is highlighted, and then a specific part of the </text:span><text:span text:style-name="T27">month is given for the same event </text:span><text:span text:style-name="T28"><text:s/>(on page 226)</text:span><text:span text:style-name="T27">. <text:s/>Thus, Gann wants us to pay </text:span><text:span text:style-name="T27">attention to the season here. <text:s/></text:span></text:p>
          </table:table-cell>
          <table:table-cell table:number-columns-repeated="1018"/>
        </table:table-row>
        <table:table-row table:style-name="ro35">
          <table:table-cell office:value-type="string">
            <text:p>19</text:p>
          </table:table-cell>
          <table:table-cell office:value-type="string">
            <text:p>226</text:p>
          </table:table-cell>
          <table:table-cell office:value-type="string">
            <text:p>May 1928</text:p>
          </table:table-cell>
          <table:table-cell/>
          <table:table-cell table:style-name="ce34" office:value-type="string">
            <text:p><text:s/>In May, 1928, Walter received a <text:span text:style-name="T8">radio</text:span>gram from Robert saying that <text:span text:style-name="T8">he was leaving Japan </text:span><text:span text:style-name="T8">the latter part of the month and was going to sail "The St. Marie" back to New York. </text:span>Walter and Miss Edna Quinton, the secretary, had followed the newspaper reports of the <text:span text:style-name="T8">great reception</text:span> <text:span text:style-name="T8">tendered Robert by the officials of the Japanese Government </text:span>and the report of the large amount of money they had paid for his <text:span text:style-name="T8">noiseless patent for air planes.</text:span> Walter was going to graduate in June so he wrote his father and informed him that Robert was returning to New York soon with <text:span text:style-name="T8">great honors </text:span>and he thought it appropriate to have a big celebration for him when he arrived. As his father was coming to New York anyway for the graduation exercises, he suggested that he be there to greet Robert on his triumphant <text:span text:style-name="T8">return.</text:span></text:p>
          </table:table-cell>
          <table:table-cell table:style-name="ce41" office:value-type="string">
            <text:p>What is a <text:span text:style-name="T8">radio</text:span>gram? <text:s/><text:span text:style-name="T29">Note also, that they greet Robert on his </text:span><text:span text:style-name="T30">return</text:span><text:span text:style-name="T29">.</text:span></text:p>
          </table:table-cell>
          <table:table-cell table:number-columns-repeated="1018"/>
        </table:table-row>
        <table:table-row table:style-name="ro17">
          <table:table-cell office:value-type="string">
            <text:p>19</text:p>
          </table:table-cell>
          <table:table-cell office:value-type="string">
            <text:p>227</text:p>
          </table:table-cell>
          <table:table-cell table:style-name="ce30" office:value-type="string">
            <text:p>May 1928</text:p>
          </table:table-cell>
          <table:table-cell/>
          <table:table-cell table:style-name="ce35" office:value-type="string">
            <text:p><text:span text:style-name="T10">[RG] had built the most marvelous</text:span><text:span text:style-name="T11"> airplane of the age</text:span><text:span text:style-name="T10">; invented a muffler to make an </text:span><text:span text:style-name="T10">airplane noiseless; had </text:span><text:span text:style-name="T11">driven</text:span><text:span text:style-name="T10"> his own plane, </text:span><text:span text:style-name="T11">"The St. Marie" to Japan</text:span><text:span text:style-name="T10"> where he had been </text:span><text:span text:style-name="T10">received with great honors and the Japanese Government had bought his invention for </text:span><text:span text:style-name="T10">making airplanes silent.</text:span></text:p>
          </table:table-cell>
          <table:table-cell table:number-columns-repeated="1019"/>
        </table:table-row>
        <table:table-row table:style-name="ro23">
          <table:table-cell table:style-name="ce14" office:value-type="string">
            <text:p>19</text:p>
          </table:table-cell>
          <table:table-cell table:style-name="ce14" office:value-type="string">
            <text:p>227-228</text:p>
          </table:table-cell>
          <table:table-cell table:style-name="ce14" office:value-type="string">
            <text:p>June 9, 1928</text:p>
          </table:table-cell>
          <table:table-cell table:style-name="ce14"/>
          <table:table-cell table:style-name="ce36" office:value-type="string">
            <text:p><text:span text:style-name="T10"><text:s/></text:span><text:span text:style-name="T10">On June 9th Robert Gordon's 22nd birthday, the great reception took place. The special </text:span><text:span text:style-name="T10">train bearing the leading citizens of Texarkana arrived, Robert had landed at the new airport </text:span><text:span text:style-name="T10">on </text:span><text:span text:style-name="T11">Governor's Island [New York] </text:span><text:span text:style-name="T10">without any mishap to </text:span><text:span text:style-name="T11">his plane</text:span><text:span text:style-name="T10">. </text:span><text:span text:style-name="T11">"The St. Marie" had </text:span><text:span text:style-name="T11">per</text:span><text:span text:style-name="T12">formed perfectly, making the trip from Japan at an </text:span><text:span text:style-name="T11">average speed of over 300 </text:span><text:span text:style-name="T11">miles per hour. </text:span></text:p>
          </table:table-cell>
          <table:table-cell table:number-columns-repeated="1019"/>
        </table:table-row>
        <table:table-row table:style-name="ro20">
          <table:table-cell table:style-name="ce14" office:value-type="string">
            <text:p>20</text:p>
          </table:table-cell>
          <table:table-cell table:style-name="ce14" office:value-type="string">
            <text:p>237</text:p>
          </table:table-cell>
          <table:table-cell table:style-name="ce14" office:value-type="string">
            <text:p>Near the end of 1928.</text:p>
          </table:table-cell>
          <table:table-cell table:style-name="ce14"/>
          <table:table-cell table:style-name="ce36"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8">300 miles 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21">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34" office:value-type="string">
            <text:p><text:s/>He was so strongly impressed with the dream [of Marie in Paris] that he decided to leave at once. Told Walter to give the mechanics instructions to <text:span text:style-name="T8">put his old ship "The St. Marie" in </text:span><text:span text:style-name="T8">shape to sail at once. It was a matter of only a couple of days until they reported that </text:span><text:span text:style-name="T8">"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8"> morning of February </text:span><text:span text:style-name="T8">2nd, 1929, Robert started his flight to Paris and arrived there promptly in the evening</text:span> and went to visit some friends and acquaintances. After talking over the war situation and his forecasts of the great war yet to come, <text:span text:style-name="T8">he decided to visit friends in London.</text:span> England and Russia were waging their battles in the air and doing very little land fighting. Despite the good start that England had made, Russia and her allies were getting the best of the victory. <text:span text:style-name="T8">Robert found London very uninteresting.</text:span> Up to this time he had heard nothing of Marie and <text:span text:style-name="T8">decided to return to Paris.</text:span></text:p>
          </table:table-cell>
          <table:table-cell table:number-columns-repeated="1019"/>
        </table:table-row>
        <table:table-row table:style-name="ro17">
          <table:table-cell table:style-name="ce23" office:value-type="string">
            <text:p>20</text:p>
          </table:table-cell>
          <table:table-cell table:style-name="ce23" office:value-type="string">
            <text:p>243</text:p>
          </table:table-cell>
          <table:table-cell table:style-name="ce29" office:value-type="string">
            <text:p>Latter part of Feburary 1929</text:p>
          </table:table-cell>
          <table:table-cell table:style-name="ce29"/>
          <table:table-cell table:style-name="ce37" office:value-type="string">
            <text:p><text:span text:style-name="T10"><text:s/></text:span><text:span text:style-name="T10">RG attends the Aviators' Costume Ball to take place in the Hotel Lafayette. </text:span><text:span text:style-name="T13"><text:s/>They asked </text:span><text:span text:style-name="T13">Robert if he did not have a plane to </text:span><text:span text:style-name="T10">enter or if he could not demonstrate something with </text:span><text:span text:style-name="T11">"The St. Marie."</text:span><text:span text:style-name="T10"> He told them that his health was not good and that he was not interested in </text:span><text:span text:style-name="T10">entering a plane at this time. </text:span></text:p>
          </table:table-cell>
          <table:table-cell table:number-columns-repeated="1019"/>
        </table:table-row>
        <table:table-row table:style-name="ro16">
          <table:table-cell office:value-type="string">
            <text:p>20</text:p>
          </table:table-cell>
          <table:table-cell office:value-type="string">
            <text:p>246</text:p>
          </table:table-cell>
          <table:table-cell office:value-type="string">
            <text:p>Early part of March 1929.</text:p>
          </table:table-cell>
          <table:table-cell/>
          <table:table-cell table:style-name="ce37"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ext:span><text:span text:style-name="T10">the convention and Robert decided to go home with them. They insisted that he was not </text:span><text:span text:style-name="T10">physically able to sail </text:span><text:span text:style-name="T11">"The St. Marie"</text:span><text:span text:style-name="T10"> alone and sent a pilot along with him. The trip was </text:span><text:span text:style-name="T10">uneventful and on </text:span><text:span text:style-name="T11">March 5th</text:span><text:span text:style-name="T10"> Robert arrived in New York. On his arrival he went </text:span><text:span text:style-name="T10">immediately to his office and laboratories where he found Walter and Edna </text:span><text:span text:style-name="T13">glad to see him. </text:span><text:span text:style-name="T13">They told him that he looked much </text:span><text:span text:style-name="T10">improved in health.</text:span></text:p>
          </table:table-cell>
          <table:table-cell table:number-columns-repeated="1019"/>
        </table:table-row>
        <table:table-row table:style-name="ro26">
          <table:table-cell office:value-type="string">
            <text:p>27</text:p>
          </table:table-cell>
          <table:table-cell office:value-type="string">
            <text:p>300</text:p>
          </table:table-cell>
          <table:table-cell table:number-columns-repeated="2"/>
          <table:table-cell table:style-name="ce28"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8">1931</text:span> when many other nations will join against us. The end will not come until the <text:span text:style-name="T8">Summer or Fall of </text:span><text:span text:style-name="T8">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23">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34" office:value-type="string">
            <text:p><text:span text:style-name="T10">Supreme Commander Gordon departed from Washington that night in the old </text:span><text:span text:style-name="T11">“St. Marie”</text:span><text:span text:style-name="T10"> </text:span><text:span text:style-name="T10">which he had ordered brought to Washington to convey him back, taking with him Colonel </text:span><text:span text:style-name="T10">Walter Kennelworth. He had instructed </text:span><text:span text:style-name="T13"><text:s/>Colonel Edna Kennelworth to meet him at the </text:span><text:span text:style-name="T13">Mammouth </text:span><text:span text:style-name="T10">Building in New York. On arrival he proceeded at once to put the top floor in </text:span><text:span text:style-name="T10">order for the “Demon of Death” to be moved in.</text:span></text:p>
          </table:table-cell>
          <table:table-cell table:number-columns-repeated="1019"/>
        </table:table-row>
        <table:table-row table:style-name="ro20">
          <table:table-cell/>
          <table:table-cell office:value-type="string">
            <text:p>339</text:p>
          </table:table-cell>
          <table:table-cell office:value-type="string">
            <text:p>The dead hours of the night on October 21, 1931.</text:p>
          </table:table-cell>
          <table:table-cell/>
          <table:table-cell table:style-name="ce34"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16">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34"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8">300 miles per hour</text:span>.</text:p>
          </table:table-cell>
          <table:table-cell office:value-type="string">
            <text:p>Reference to an airplane speed that matches the St. Marie.</text:p>
          </table:table-cell>
          <table:table-cell table:number-columns-repeated="1018"/>
        </table:table-row>
        <table:table-row table:style-name="ro16">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8">st. MARIE.'</text:span></text:p>
          </table:table-cell>
          <table:table-cell table:number-columns-repeated="1019"/>
        </table:table-row>
        <table:table-row table:style-name="ro14" table:number-rows-repeated="1048554">
          <table:table-cell table:number-columns-repeated="1024"/>
        </table:table-row>
        <table:table-row table:style-name="ro14">
          <table:table-cell table:number-columns-repeated="1024"/>
        </table:table-row>
      </table:table>
      <table:table table:name="Muffler" table:style-name="ta1" table:print="false">
        <table:table-column table:style-name="co12" table:default-cell-style-name="ce54"/>
        <table:table-column table:style-name="co68" table:default-cell-style-name="ce54"/>
        <table:table-column table:style-name="co77" table:default-cell-style-name="ce54"/>
        <table:table-column table:style-name="co75" table:default-cell-style-name="ce54"/>
        <table:table-column table:style-name="co78" table:default-cell-style-name="ce54"/>
        <table:table-column table:style-name="co79" table:default-cell-style-name="ce54"/>
        <table:table-column table:style-name="co4" table:number-columns-repeated="1018" table:default-cell-style-name="ce54"/>
        <table:table-row table:style-name="ro13">
          <table:table-cell table:style-name="Default" office:value-type="string">
            <text:p>Results of searches for keywords: muffler, noiseless , and silent (silent related to motor).</text:p>
          </table:table-cell>
          <table:table-cell table:style-name="ce52" table:number-columns-repeated="5"/>
          <table:table-cell table:number-columns-repeated="1018"/>
        </table:table-row>
        <table:table-row table:style-name="ro14">
          <table:table-cell table:style-name="ce52" office:value-type="string">
            <text:p>Chapter</text:p>
          </table:table-cell>
          <table:table-cell table:style-name="ce52" office:value-type="string">
            <text:p>Page</text:p>
          </table:table-cell>
          <table:table-cell table:style-name="ce52" office:value-type="string">
            <text:p>Timestamp given</text:p>
          </table:table-cell>
          <table:table-cell table:style-name="ce52" office:value-type="string">
            <text:p>Actual timestamp</text:p>
          </table:table-cell>
          <table:table-cell table:style-name="ce52" office:value-type="string">
            <text:p>Event</text:p>
          </table:table-cell>
          <table:table-cell table:style-name="ce52" office:value-type="string">
            <text:p>Notes/Comments</text:p>
          </table:table-cell>
          <table:table-cell table:number-columns-repeated="1018"/>
        </table:table-row>
        <table:table-row table:style-name="ro16">
          <table:table-cell table:style-name="ce53" office:value-type="string">
            <text:p>19</text:p>
          </table:table-cell>
          <table:table-cell table:style-name="ce53" office:value-type="string">
            <text:p>225</text:p>
          </table:table-cell>
          <table:table-cell table:style-name="ce56" office:value-type="string">
            <text:p><text:s/>In the early part of 1928</text:p>
          </table:table-cell>
          <table:table-cell table:style-name="ce53"/>
          <table:table-cell table:style-name="ce58" office:value-type="string">
            <text:p><text:span text:style-name="T17">Robert's next invention </text:span><text:span text:style-name="T17">was to build a </text:span><text:span text:style-name="T18">silent </text:span><text:span text:style-name="T18">motor, </text:span><text:span text:style-name="T19">or a muffler</text:span><text:span text:style-name="T20">, </text:span><text:span text:style-name="T20">which would prevent </text:span><text:span text:style-name="T20">any sound. He knew </text:span><text:span text:style-name="T20">that this would be very </text:span><text:span text:style-name="T20">useful in war. After he </text:span><text:span text:style-name="T20">had completed this </text:span><text:span text:style-name="T20">invention, tested it and </text:span><text:span text:style-name="T20">proved it a success, he </text:span><text:span text:style-name="T20">offered it to the United </text:span><text:span text:style-name="T20">States Government, but </text:span><text:span text:style-name="T20">after the army officers, </text:span><text:span text:style-name="T20">who knew very little </text:span><text:span text:style-name="T20">about this new </text:span><text:span text:style-name="T20">invention had looked it </text:span><text:span text:style-name="T20">over, they refused it. </text:span><text:span text:style-name="T20">Robert then sailed </text:span><text:span text:style-name="T20">away in his new plane </text:span><text:span text:style-name="T20">which he had named </text:span><text:span text:style-name="T19">"The St. Marie." </text:span></text:p>
          </table:table-cell>
          <table:table-cell table:style-name="ce61"/>
          <table:table-cell table:number-columns-repeated="1018"/>
        </table:table-row>
        <table:table-row table:style-name="ro31">
          <table:table-cell office:value-type="string">
            <text:p>19</text:p>
          </table:table-cell>
          <table:table-cell office:value-type="string">
            <text:p>225</text:p>
          </table:table-cell>
          <table:table-cell office:value-type="string">
            <text:p>Spring of 1928</text:p>
          </table:table-cell>
          <table:table-cell/>
          <table:table-cell table:style-name="ce59" office:value-type="string">
            <text:p>He visited England, France, Germany and in the Spring of 1928 made the longest successful flight to Japan, where he was received with great honor. Japan was very much interested in his <text:span text:style-name="T8">new plane</text:span> [the St. Marie] and in his <text:span text:style-name="T8">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24">
          <table:table-cell office:value-type="string">
            <text:p>19</text:p>
          </table:table-cell>
          <table:table-cell office:value-type="string">
            <text:p>226</text:p>
          </table:table-cell>
          <table:table-cell office:value-type="string">
            <text:p>Latter part of May 1928</text:p>
          </table:table-cell>
          <table:table-cell/>
          <table:table-cell table:style-name="ce60" office:value-type="string">
            <text:p><text:s/>In May, 1928, Walter received a radiogram from Robert saying that <text:span text:style-name="T35">he was leaving Japan </text:span><text:span text:style-name="T35">the latter part of the </text:span><text:span text:style-name="T35">month and was going to </text:span><text:span text:style-name="T35">sail "The St. Marie" </text:span><text:span text:style-name="T35">back to New York. </text:span><text:span text:style-name="T35">Walter and Miss Edna </text:span><text:span text:style-name="T35">Quinton, the secretary, </text:span><text:span text:style-name="T35">had followed the </text:span><text:span text:style-name="T35">newspaper reports of </text:span><text:span text:style-name="T35">the great reception </text:span><text:span text:style-name="T35">tendered Robert by the </text:span><text:span text:style-name="T35">officials of the </text:span><text:span text:style-name="T35">Japanese Government </text:span>and the report of the large amount of money they had paid for his <text:span text:style-name="T8">noiseless patent for </text:span><text:span text:style-name="T8">air planes.</text:span> Walter was going to graduate in June so he wrote his father and informed him that Robert was returning to New York soon with <text:span text:style-name="T8">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24">
          <table:table-cell office:value-type="string">
            <text:p>19</text:p>
          </table:table-cell>
          <table:table-cell office:value-type="string">
            <text:p>227</text:p>
          </table:table-cell>
          <table:table-cell table:style-name="ce57" office:value-type="string">
            <text:p>Latter part of May 1928</text:p>
          </table:table-cell>
          <table:table-cell/>
          <table:table-cell table:style-name="ce60" office:value-type="string">
            <text:p>Mr. Kennelworth, who was a member of the Chamber of Commerce of Texarkana and one of the leading citizens, called a meeting of the Chamber of Commerce, informed them of the phenomenal success of Robert Gordon who had left Texarkana <text:span text:style-name="T8">one </text:span><text:span text:style-name="T8">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8">muffler</text:span> to make an airplane <text:span text:style-name="T8">noiseless</text:span>; had driven his own plane, "The St. Marie" to Japan where he had been received with great honors and <text:span text:style-name="T8">the </text:span><text:span text:style-name="T8">Japanese </text:span><text:span text:style-name="T8">Government had </text:span><text:span text:style-name="T8">bought his invention </text:span><text:span text:style-name="T8">for making airplanes </text:span><text:span text:style-name="T8">silent.</text:span></text:p>
          </table:table-cell>
          <table:table-cell table:number-columns-repeated="1019"/>
        </table:table-row>
        <table:table-row table:style-name="ro31">
          <table:table-cell/>
          <table:table-cell office:value-type="string">
            <text:p>235</text:p>
          </table:table-cell>
          <table:table-cell table:style-name="ce57" office:value-type="string">
            <text:p>Fall of 1928.</text:p>
          </table:table-cell>
          <table:table-cell/>
          <table:table-cell table:style-name="ce60"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8">noiseless </text:span><text:span text:style-name="T8">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22">
          <table:table-cell office:value-type="string">
            <text:p>25</text:p>
          </table:table-cell>
          <table:table-cell office:value-type="string">
            <text:p>277, 278</text:p>
          </table:table-cell>
          <table:table-cell office:value-type="string">
            <text:p>April, 1930</text:p>
          </table:table-cell>
          <table:table-cell/>
          <table:table-cell table:style-name="ce56" office:value-type="string">
            <text:p><text:span text:style-name="T10"><text:s/></text:span><text:span text:style-name="T10">At that time they knew </text:span><text:span text:style-name="T10">nothing about his long </text:span><text:span text:style-name="T10">years of secret work </text:span><text:span text:style-name="T10">and his great </text:span><text:span text:style-name="T10">inventions, but they </text:span><text:span text:style-name="T10">soon learned the value </text:span><text:span text:style-name="T10">of his discovery and</text:span><text:span text:style-name="T13"> </text:span><text:span text:style-name="T12">patent which he had </text:span><text:span text:style-name="T12">sold to Japan, -- the </text:span><text:span text:style-name="T12">muffler which </text:span><text:span text:style-name="T11">made </text:span><text:span text:style-name="T11">the airplane silent</text:span><text:span text:style-name="T10">. <text:s/></text:span><text:span text:style-name="T13"><text:s/></text:span><text:span text:style-name="T13">The United States </text:span><text:span text:style-name="T13">Government fearing </text:span><text:span text:style-name="T13">that Japan </text:span><text:span text:style-name="T10">would make </text:span><text:span text:style-name="T10">the first attack on the </text:span><text:span text:style-name="T10">Pacific Coast either </text:span><text:span text:style-name="T10">around Los Angeles or </text:span><text:span text:style-name="T10">San Francisco, rushed </text:span><text:span text:style-name="T10">the battle fleet to the </text:span><text:span text:style-name="T10">Pacific. This proved to </text:span><text:span text:style-name="T10">be one of the greatest </text:span><text:span text:style-name="T10">mistakes of the war. As </text:span><text:span text:style-name="T10">soon as the battleships </text:span><text:span text:style-name="T10">cruised into the Pacific, </text:span><text:span text:style-name="T11">Japan attacked from </text:span><text:span text:style-name="T11">the air with their </text:span><text:span text:style-name="T11">noiseless airplanes </text:span><text:span text:style-name="T11">and began dropping </text:span><text:span text:style-name="T11">deadly bombs from </text:span><text:span text:style-name="T11">great heights. </text:span><text:span text:style-name="T10">The </text:span><text:span text:style-name="T10">anti-aircraft guns from </text:span><text:span text:style-name="T10">the decks of the </text:span><text:span text:style-name="T10">battleships were </text:span><text:span text:style-name="T10">powerless to reach the </text:span><text:span text:style-name="T10">bombing planes at such </text:span><text:span text:style-name="T10">great heights.</text:span><text:span text:style-name="T13"> They </text:span><text:span text:style-name="T13">knew that </text:span><text:span text:style-name="T12">Japan had </text:span><text:span text:style-name="T12">some </text:span><text:span text:style-name="T11">invention that </text:span><text:span text:style-name="T11">was superior to ours </text:span><text:span text:style-name="T11">which enabled them </text:span><text:span text:style-name="T11">to reach such great </text:span><text:span text:style-name="T11">heights that their </text:span><text:span text:style-name="T11">airships were </text:span><text:span text:style-name="T11">practically immune </text:span><text:span text:style-name="T11">from attack.</text:span></text:p>
          </table:table-cell>
          <table:table-cell table:number-columns-repeated="1019"/>
        </table:table-row>
        <table:table-row table:style-name="ro38">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text:span><text:span text:style-name="T10">follow up her victory </text:span><text:span text:style-name="T10">gained on the water by </text:span><text:span text:style-name="T10">attacking Los Angeles </text:span><text:span text:style-name="T10">from the air in the</text:span></text:p>
            <text:p><text:span text:style-name="T10">middle of May. </text:span><text:span text:style-name="T11">Here </text:span><text:span text:style-name="T11">again the great value </text:span><text:span text:style-name="T11">of the silent motor </text:span><text:span text:style-name="T11">was proved</text:span><text:span text:style-name="T10"> and the </text:span><text:span text:style-name="T10">height to which the </text:span><text:span text:style-name="T10">Japanese plane could </text:span><text:span text:style-name="T10">rise. As the enemy stole </text:span><text:span text:style-name="T10">over the city in the </text:span><text:span text:style-name="T10">silence of the night, not </text:span><text:span text:style-name="T10">a sound could be heard </text:span><text:span text:style-name="T10">from their motors at the </text:span><text:span text:style-name="T10">great heights which </text:span><text:span text:style-name="T10">they were sailing. <text:s/></text:span><text:span text:style-name="T13"><text:s/></text:span><text:span text:style-name="T13">Then the giant aircraft </text:span><text:span text:style-name="T13">guns were trained on </text:span><text:span text:style-name="T13">the enemy, </text:span><text:span text:style-name="T10">but the </text:span><text:span text:style-name="T10">distance was so great </text:span><text:span text:style-name="T10">and the planes moving </text:span><text:span text:style-name="T10">so swiftly, that they </text:span><text:span text:style-name="T10">were unable to do much </text:span><text:span text:style-name="T10">damage. <text:s/></text:span><text:span text:style-name="T13"><text:s/>They only </text:span><text:span text:style-name="T13">succeeded in bringing </text:span><text:span text:style-name="T13">down three of the </text:span><text:span text:style-name="T13">bombing </text:span><text:span text:style-name="T10">planes. The </text:span><text:span text:style-name="T10">United States scouting </text:span><text:span text:style-name="T10">planes were sent out </text:span><text:span text:style-name="T10">immediately, followed </text:span><text:span text:style-name="T10">by the fighting planes</text:span></text:p>
            <text:p><text:span text:style-name="T10">carrying 6-inch guns. </text:span><text:span text:style-name="T10">They found that the </text:span><text:span text:style-name="T11">Japanese planes were </text:span><text:span text:style-name="T11">dropping bombs from </text:span><text:span text:style-name="T11">a height of 60,000 to </text:span><text:span text:style-name="T11">80,000 feet</text:span><text:span text:style-name="T10"> and the </text:span><text:span text:style-name="T10">United States planes </text:span><text:span text:style-name="T10">were unable to rise high </text:span><text:span text:style-name="T10">enough to attack them.</text:span></text:p>
          </table:table-cell>
          <table:table-cell table:number-columns-repeated="1019"/>
        </table:table-row>
        <table:table-row table:style-name="ro18">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8">noiseless</text:span> put the United States at a great disadvantage.</text:p>
          </table:table-cell>
          <table:table-cell table:number-columns-repeated="1019"/>
        </table:table-row>
        <table:table-row table:style-name="ro17">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8">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38">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8">great </text:span><text:span text:style-name="T8">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8">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39">
          <table:table-cell/>
          <table:table-cell table:style-name="ce55" office:value-type="float" office:value="330">
            <text:p>330</text:p>
          </table:table-cell>
          <table:table-cell table:style-name="ce55" office:value-type="string">
            <text:p>3 days before end of armistice, at the promotion of RG to Supreme commander.</text:p>
          </table:table-cell>
          <table:table-cell table:style-name="ce55"/>
          <table:table-cell table:style-name="ce55" office:value-type="string">
            <text:p>Supreme Commander Gordon replied: “The trouble in the past has been that the enemy used <text:span text:style-name="T8">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8">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6">
          <table:table-cell/>
          <table:table-cell office:value-type="string">
            <text:p>332-333 (word 'noiseless' is on pg. 333).</text:p>
          </table:table-cell>
          <table:table-cell table:style-name="ce55"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8">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20">
          <table:table-cell/>
          <table:table-cell table:style-name="ce55" office:value-type="float" office:value="339">
            <text:p>339</text:p>
          </table:table-cell>
          <table:table-cell office:value-type="string">
            <text:p>October 21, 1931, during the dead hours of the night.</text:p>
          </table:table-cell>
          <table:table-cell table:style-name="ce55"/>
          <table:table-cell table:style-name="ce55"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8">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55"/>
          <table:table-cell table:number-columns-repeated="1018"/>
        </table:table-row>
        <table:table-row table:style-name="ro16">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8">muffler</text:span> which made our airplanes <text:span text:style-name="T8">noiseless</text:span>. We bought it from him and it helped us to successfully wage this war.</text:p>
          </table:table-cell>
          <table:table-cell table:style-name="Default"/>
          <table:table-cell table:number-columns-repeated="1018"/>
        </table:table-row>
        <table:table-row table:style-name="ro24">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8">noiseless </text:span>planes to load up with <text:span text:style-name="T8">hundreds </text:span><text:span text:style-name="T8">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1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8">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80" table:default-cell-style-name="ce54"/>
        <table:table-column table:style-name="co81" table:default-cell-style-name="ce54"/>
        <table:table-column table:style-name="co82" table:default-cell-style-name="ce54"/>
        <table:table-column table:style-name="co4" table:default-cell-style-name="ce54"/>
        <table:table-column table:style-name="co83" table:default-cell-style-name="ce54"/>
        <table:table-column table:style-name="co84" table:default-cell-style-name="ce54"/>
        <table:table-row table:style-name="ro14">
          <table:table-cell table:style-name="ce52" office:value-type="string">
            <text:p>Chapter</text:p>
          </table:table-cell>
          <table:table-cell table:style-name="ce52" office:value-type="string">
            <text:p>Page</text:p>
          </table:table-cell>
          <table:table-cell table:style-name="ce52" office:value-type="string">
            <text:p>Timestamp given</text:p>
          </table:table-cell>
          <table:table-cell table:style-name="ce52" office:value-type="string">
            <text:p>Actual timestamp</text:p>
          </table:table-cell>
          <table:table-cell table:style-name="ce52" office:value-type="string">
            <text:p>Event</text:p>
          </table:table-cell>
          <table:table-cell table:style-name="ce52" office:value-type="string">
            <text:p>Notes/Comments</text:p>
          </table:table-cell>
        </table:table-row>
        <table:table-row table:style-name="ro40">
          <table:table-cell office:value-type="string">
            <text:p>19</text:p>
          </table:table-cell>
          <table:table-cell office:value-type="string">
            <text:p>229</text:p>
          </table:table-cell>
          <table:table-cell office:value-type="string">
            <text:p>Current timestamp is June 1928</text:p>
          </table:table-cell>
          <table:table-cell/>
          <table:table-cell table:style-name="ce62" office:value-type="string">
            <text:p><text:span text:style-name="T10"><text:s/></text:span><text:span text:style-name="T10">Walter Kennelworth </text:span><text:span text:style-name="T10">was graduated from </text:span><text:span text:style-name="T10">Columbia College in </text:span><text:span text:style-name="T10">June and prepared to </text:span><text:span text:style-name="T10">work with Robert in the </text:span><text:span text:style-name="T10">office. Edna Quinton </text:span><text:span text:style-name="T10">had proved to be a </text:span><text:span text:style-name="T10">faithful employee and a </text:span><text:span text:style-name="T10">valuable aid to Robert. </text:span><text:span text:style-name="T10">She had taken care of </text:span><text:span text:style-name="T10">his business and looked </text:span><text:span text:style-name="T10">after his financial </text:span><text:span text:style-name="T10">transactions while he </text:span><text:span text:style-name="T10">was away. Robert soon </text:span><text:span text:style-name="T10">went to work, on a new </text:span><text:span text:style-name="T10">invention, and perfected </text:span><text:span text:style-name="T10">a machine to read the </text:span><text:span text:style-name="T10">minds of people a short </text:span><text:span text:style-name="T10">distance away and </text:span><text:span text:style-name="T11">also </text:span><text:span text:style-name="T11">a machine which he </text:span><text:span text:style-name="T11">named the "Tel-talk." </text:span><text:span text:style-name="T11">This machine was </text:span><text:span text:style-name="T11">made on the principle </text:span><text:span text:style-name="T11">of the radio; by </text:span><text:span text:style-name="T11">raising and lowering it </text:span><text:span text:style-name="T11">at certain angles it </text:span><text:span text:style-name="T11">would record all the </text:span><text:span text:style-name="T11">conferences in the </text:span><text:span text:style-name="T11">different buildings in </text:span><text:span text:style-name="T11">Wall Street. Robert </text:span><text:span text:style-name="T11">also used this </text:span><text:span text:style-name="T11">machine to get </text:span><text:span text:style-name="T11">reports on all the </text:span><text:span text:style-name="T11">conferences of the big </text:span><text:span text:style-name="T11">manipulators. </text:span><text:span text:style-name="T10">He </text:span><text:span text:style-name="T10">knew that manipulators </text:span><text:span text:style-name="T10">in Wall Street </text:span><text:span text:style-name="T10">suspected that in some </text:span><text:span text:style-name="T10">way he understood their </text:span><text:span text:style-name="T10">plans as he was making </text:span><text:span text:style-name="T10">money too fast and they </text:span><text:span text:style-name="T10">were </text:span><text:span text:style-name="T22">conspiring to find </text:span><text:span text:style-name="T22">a way to get him</text:span><text:span text:style-name="T36"> wrong </text:span><text:span text:style-name="T36">on the market</text:span><text:span text:style-name="T13"> and </text:span><text:span text:style-name="T13">break him. </text:span><text:span text:style-name="T12">They </text:span><text:span text:style-name="T12">changed </text:span><text:span text:style-name="T11">their plans </text:span><text:span text:style-name="T11">often but found that </text:span><text:span text:style-name="T11">each time Robert was </text:span><text:span text:style-name="T11">on the right side of </text:span><text:span text:style-name="T11">the market.</text:span><text:span text:style-name="T10"> Even his </text:span><text:span text:style-name="T10">friend Walter knew </text:span><text:span text:style-name="T10">nothing about Robert's </text:span><text:span text:style-name="T10">latest invention. He kept </text:span><text:span text:style-name="T10">it in a secret room, and </text:span><text:span text:style-name="T10">no one had ever seen it </text:span><text:span text:style-name="T10">but himself. It was a </text:span><text:span text:style-name="T10">very </text:span><text:span text:style-name="T11">delicate little </text:span><text:span text:style-name="T11">machine with </text:span><text:span text:style-name="T11">indicators like a </text:span><text:span text:style-name="T11">compass, delicately </text:span><text:span text:style-name="T11">balanced and </text:span><text:span text:style-name="T11">operated by </text:span><text:span text:style-name="T11">electricity.</text:span><text:span text:style-name="T10"> His success </text:span><text:span text:style-name="T10">was causing great </text:span><text:span text:style-name="T10">excitement and </text:span><text:span text:style-name="T10">schemers wanted to get </text:span><text:span text:style-name="T10">his secret. They knew </text:span><text:span text:style-name="T10">that Edna Quinton had </text:span><text:span text:style-name="T10">been in his office ever </text:span><text:span text:style-name="T10">since he was in New </text:span><text:span text:style-name="T10">York.</text:span></text:p>
          </table:table-cell>
          <table:table-cell/>
        </table:table-row>
        <table:table-row table:style-name="ro1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text:span text:style-name="T8"> </text:span><text:span text:style-name="T8">3000 miles </text:span><text:span text:style-name="T35">away</text:span> and named it the "<text:span text:style-name="T8">Tel-Talk</text:span>."</text:p>
          </table:table-cell>
          <table:table-cell/>
        </table:table-row>
        <table:table-row table:style-name="ro41">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8">Tel-</text:span><text:span text:style-name="T8">Talk</text:span> directed so that he would get all the conversation along the lines between Chicago, St. Louis and New Orleans. When he went to his headquarters in Detroit on the morning of November 20th, he went into look at his <text:span text:style-name="T8">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38">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8">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41">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8">hourly</text:span> expecting that the enemy would attack the Eastern Coast, concentrating on Boston, New York and Washington. The "<text:span text:style-name="T8">Tel-</text:span><text:span text:style-name="T8">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41">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8">Tel-Talk</text:span>" recorded that a large fleet of planes had been sent across the Atlantic to attack France. Supreme Commander Gordon ordered the French to go out and meet the attack. A great battle raged over the Atlantic<text:span text:style-name="T8"> for hours</text:span> with the French winning.</text:p>
          </table:table-cell>
          <table:table-cell office:value-type="string">
            <text:p>Battle over the Atlantic.</text:p>
          </table:table-cell>
        </table:table-row>
        <table:table-row table:style-name="ro38">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8">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31">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8">Tel-</text:span><text:span text:style-name="T8">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24">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8">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1" table:number-rows-repeated="66">
          <table:table-cell table:number-columns-repeated="6"/>
        </table:table-row>
        <table:table-row table:style-name="ro1">
          <table:table-cell table:number-columns-repeated="6"/>
        </table:table-row>
      </table:table>
      <table:table table:name="Machine for recording minds" table:style-name="ta1" table:print="false">
        <table:table-column table:style-name="co85" table:default-cell-style-name="ce54"/>
        <table:table-column table:style-name="co86" table:default-cell-style-name="ce54"/>
        <table:table-column table:style-name="co24" table:default-cell-style-name="ce54"/>
        <table:table-column table:style-name="co4" table:default-cell-style-name="ce54"/>
        <table:table-column table:style-name="co25" table:default-cell-style-name="ce54"/>
        <table:table-column table:style-name="co87" table:default-cell-style-name="ce54"/>
        <table:table-row table:style-name="ro13">
          <table:table-cell table:style-name="Default" office:value-type="string">
            <text:p>rluu: I searched for the following words (when it related to this invention): record, thought, mind.</text:p>
          </table:table-cell>
          <table:table-cell table:style-name="ce52" table:number-columns-repeated="5"/>
        </table:table-row>
        <table:table-row table:style-name="ro14">
          <table:table-cell table:style-name="ce52" office:value-type="string">
            <text:p>Chapter</text:p>
          </table:table-cell>
          <table:table-cell table:style-name="ce52" office:value-type="string">
            <text:p>Page</text:p>
          </table:table-cell>
          <table:table-cell table:style-name="ce52" office:value-type="string">
            <text:p>Timestamp given</text:p>
          </table:table-cell>
          <table:table-cell table:style-name="ce52" office:value-type="string">
            <text:p>Actual timestamp</text:p>
          </table:table-cell>
          <table:table-cell table:style-name="ce52" office:value-type="string">
            <text:p>Event</text:p>
          </table:table-cell>
          <table:table-cell table:style-name="ce52" office:value-type="string">
            <text:p>Notes/Comments</text:p>
          </table:table-cell>
        </table:table-row>
        <table:table-row table:style-name="ro33">
          <table:table-cell office:value-type="string">
            <text:p>19</text:p>
          </table:table-cell>
          <table:table-cell office:value-type="string">
            <text:p>229</text:p>
          </table:table-cell>
          <table:table-cell office:value-type="string">
            <text:p>Current timestamp is June 1928</text:p>
          </table:table-cell>
          <table:table-cell/>
          <table:table-cell table:style-name="ce62" office:value-type="string">
            <text:p><text:span text:style-name="T10"><text:s/></text:span><text:span text:style-name="T10">Walter Kennelworth </text:span><text:span text:style-name="T10">was graduated from </text:span><text:span text:style-name="T10">Columbia College in </text:span><text:span text:style-name="T10">June and prepared to </text:span><text:span text:style-name="T10">work with Robert in the </text:span><text:span text:style-name="T10">office. Edna Quinton </text:span><text:span text:style-name="T10">had proved to be a </text:span><text:span text:style-name="T10">faithful employee and a </text:span><text:span text:style-name="T10">valuable aid to Robert. </text:span><text:span text:style-name="T10">She had taken care of </text:span><text:span text:style-name="T10">his business and looked </text:span><text:span text:style-name="T10">after his financial </text:span><text:span text:style-name="T10">transactions while he </text:span><text:span text:style-name="T10">was away. Robert soon </text:span><text:span text:style-name="T10">went to work, on a new </text:span><text:span text:style-name="T10">invention, and </text:span><text:span text:style-name="T11">perfected a machine </text:span><text:span text:style-name="T11">to read the minds of </text:span><text:span text:style-name="T11">people a short </text:span><text:span text:style-name="T11">distance away </text:span><text:span text:style-name="T10">and </text:span><text:span text:style-name="T10">also a machine which </text:span><text:span text:style-name="T10">he named the "Tel-talk." </text:span><text:span text:style-name="T10">This machine was </text:span><text:span text:style-name="T10">made on the principle of </text:span><text:span text:style-name="T10">the radio; by raising and </text:span><text:span text:style-name="T10">lowering it at certain </text:span><text:span text:style-name="T10">angles it would record </text:span><text:span text:style-name="T10">all the conferences in </text:span><text:span text:style-name="T10">the different buildings in </text:span><text:span text:style-name="T10">Wall Street. Robert also </text:span><text:span text:style-name="T10">used this machine to </text:span><text:span text:style-name="T10">get reports on all the </text:span><text:span text:style-name="T10">conferences of the big </text:span><text:span text:style-name="T10">manipulators. He knew </text:span><text:span text:style-name="T10">that manipulators in </text:span><text:span text:style-name="T10">Wall Street suspected </text:span><text:span text:style-name="T10">that in some way he </text:span><text:span text:style-name="T10">understood their plans </text:span><text:span text:style-name="T10">as he was making </text:span><text:span text:style-name="T10">money too fast and they </text:span><text:span text:style-name="T10">were conspiring to find </text:span><text:span text:style-name="T10">a way to get him</text:span><text:span text:style-name="T13"> wrong </text:span><text:span text:style-name="T13">on the market and </text:span><text:span text:style-name="T13">break him. They </text:span><text:span text:style-name="T13">changed </text:span><text:span text:style-name="T10">their plans </text:span><text:span text:style-name="T10">often but found that </text:span><text:span text:style-name="T10">each time Robert was </text:span><text:span text:style-name="T10">on the right side of the </text:span><text:span text:style-name="T10">market. Even his friend </text:span><text:span text:style-name="T10">Walter knew nothing </text:span><text:span text:style-name="T10">about Robert's latest </text:span><text:span text:style-name="T10">invention. He kept it in a </text:span><text:span text:style-name="T10">secret room, and no </text:span><text:span text:style-name="T10">one had ever seen it </text:span><text:span text:style-name="T10">but himself. It was a </text:span><text:span text:style-name="T10">very delicate little </text:span><text:span text:style-name="T10">machine with indicators </text:span><text:span text:style-name="T10">like a compass, </text:span><text:span text:style-name="T10">delicately balanced and </text:span><text:span text:style-name="T10">operated by electricity. </text:span><text:span text:style-name="T10">His success was </text:span><text:span text:style-name="T10">causing great </text:span><text:span text:style-name="T10">excitement and </text:span><text:span text:style-name="T10">schemers wanted to get </text:span><text:span text:style-name="T10">his secret. They knew </text:span><text:span text:style-name="T10">that Edna Quinton had </text:span><text:span text:style-name="T10">been in his office ever </text:span><text:span text:style-name="T10">since he was in New </text:span><text:span text:style-name="T10">York.</text:span></text:p>
          </table:table-cell>
          <table:table-cell/>
        </table:table-row>
        <table:table-row table:style-name="ro42">
          <table:table-cell office:value-type="string">
            <text:p>19</text:p>
          </table:table-cell>
          <table:table-cell office:value-type="string">
            <text:p>230, 231</text:p>
          </table:table-cell>
          <table:table-cell office:value-type="string">
            <text:p>Current timestamp is June 1928</text:p>
          </table:table-cell>
          <table:table-cell/>
          <table:table-cell table:style-name="ce62" office:value-type="string">
            <text:p><text:span text:style-name="T10"><text:s/></text:span><text:span text:style-name="T10">Before she had time to </text:span><text:span text:style-name="T10">tell him what had </text:span><text:span text:style-name="T10">happened the night </text:span><text:span text:style-name="T10">before, he called her </text:span><text:span text:style-name="T10">into his secret office, </text:span><text:span text:style-name="T10">the room that she had </text:span><text:span text:style-name="T10">never seen before. </text:span><text:span text:style-name="T10">There she saw all kinds </text:span><text:span text:style-name="T10">of strange instruments </text:span><text:span text:style-name="T10">which she knew must </text:span><text:span text:style-name="T10">be some of his new </text:span><text:span text:style-name="T10">inventions. He took her </text:span><text:span text:style-name="T10">to a </text:span><text:span text:style-name="T11">little machine in </text:span><text:span text:style-name="T11">the corner of the room </text:span><text:span text:style-name="T11">and showed her some </text:span><text:span text:style-name="T11">peculiar lines that the </text:span><text:span text:style-name="T11">machine had recorded </text:span><text:span text:style-name="T11">on the paper the night </text:span><text:span text:style-name="T11">before.</text:span><text:span text:style-name="T10"> He told her that </text:span><text:span text:style-name="T10">his </text:span><text:span text:style-name="T11">machine received </text:span><text:span text:style-name="T11">the impressions of </text:span><text:span text:style-name="T11">people's minds and </text:span><text:span text:style-name="T11">recorded their </text:span><text:span text:style-name="T12"><text:s/></text:span><text:span text:style-name="T12">thoughts,</text:span><text:span text:style-name="T13"> </text:span><text:span text:style-name="T12">especially </text:span><text:span text:style-name="T12">when they were </text:span><text:span text:style-name="T12">greatly excited or </text:span><text:span text:style-name="T11">interested</text:span><text:span text:style-name="T10"> in any </text:span><text:span text:style-name="T10">matter. He read to her </text:span><text:span text:style-name="T10">from the </text:span><text:span text:style-name="T11">record on the </text:span><text:span text:style-name="T11">machine in substance</text:span><text:span text:style-name="T10"> </text:span><text:span text:style-name="T10">exactly what had been </text:span><text:span text:style-name="T10">said to her the night </text:span><text:span text:style-name="T10">before. Then he turned </text:span><text:span text:style-name="T10">to the Bible and showed </text:span><text:span text:style-name="T10">her where it said </text:span><text:span text:style-name="T10">"Everything that is </text:span><text:span text:style-name="T10">concealed will be </text:span><text:span text:style-name="T10">revealed, and </text:span><text:span text:style-name="T10">everything that is </text:span><text:span text:style-name="T10">covered will be </text:span><text:span text:style-name="T10">uncovered." Edna was </text:span><text:span text:style-name="T10">more excited than she </text:span><text:span text:style-name="T10">had ever been in her </text:span><text:span text:style-name="T10">life. She knew that the </text:span><text:span text:style-name="T10">machine had revealed </text:span><text:span text:style-name="T10">the truth. Then said to </text:span><text:span text:style-name="T10">Mr. Gordon that she </text:span><text:span text:style-name="T10">had intended to tell him </text:span><text:span text:style-name="T10">that morning just what </text:span><text:span text:style-name="T10">had happened and </text:span><text:span text:style-name="T10">hoped that he would </text:span><text:span text:style-name="T10">believe that she was </text:span><text:span text:style-name="T10">loyal to him and had </text:span><text:span text:style-name="T10">refused to accept a </text:span><text:span text:style-name="T10">bribe. </text:span><text:span text:style-name="T11">[RG] then </text:span><text:span text:style-name="T11">showed her another </text:span><text:span text:style-name="T11">record on the </text:span><text:span text:style-name="T11">machine like a </text:span><text:span text:style-name="T11">phonograph record </text:span><text:span text:style-name="T11">which would record </text:span><text:span text:style-name="T11">people's thoughts</text:span><text:span text:style-name="T10"> and </text:span><text:span text:style-name="T10">told her that it indicated </text:span><text:span text:style-name="T10">just what she had been </text:span><text:span text:style-name="T10">thinking about. </text:span><text:span text:style-name="T11">The </text:span><text:span text:style-name="T11">machine had read her </text:span><text:span text:style-name="T11">mind and recorded </text:span><text:span text:style-name="T11">her thoughts.</text:span><text:span text:style-name="T10"> He </text:span><text:span text:style-name="T10">assured her that he did </text:span><text:span text:style-name="T10">believe her and trust </text:span><text:span text:style-name="T10">her. Edna was moved </text:span><text:span text:style-name="T10">to tears at this great </text:span><text:span text:style-name="T10">confidence. She knew </text:span><text:span text:style-name="T10">that never before had </text:span><text:span text:style-name="T10">she been permitted to </text:span><text:span text:style-name="T10">see this secret room </text:span><text:span text:style-name="T10">and while she knew of </text:span><text:span text:style-name="T10">Robert's great love for </text:span><text:span text:style-name="T10">Marie, she felt that this </text:span><text:span text:style-name="T10">confidence he had </text:span><text:span text:style-name="T10">placed in her was more </text:span><text:span text:style-name="T10">than a matter of </text:span><text:span text:style-name="T10">business confidence </text:span><text:span text:style-name="T10">and that he had some </text:span><text:span text:style-name="T10">love for her. She had </text:span><text:span text:style-name="T10">always admired him but </text:span><text:span text:style-name="T10">had never thought of </text:span><text:span text:style-name="T10">loving him. </text:span><text:span text:style-name="T11">Now she </text:span><text:span text:style-name="T11">knew that she did love </text:span><text:span text:style-name="T11">him.</text:span></text:p>
          </table:table-cell>
          <table:table-cell/>
        </table:table-row>
        <table:table-row table:style-name="ro38">
          <table:table-cell table:style-name="ce55"/>
          <table:table-cell table:style-name="ce55" office:value-type="string">
            <text:p>237-238</text:p>
          </table:table-cell>
          <table:table-cell table:style-name="ce55" office:value-type="string">
            <text:p>None given, but it is near the end of 1928.</text:p>
          </table:table-cell>
          <table:table-cell table:style-name="ce55"/>
          <table:table-cell table:style-name="ce55"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8">machine for recording </text:span><text:span text:style-name="T8">the thoughts of </text:span><text:span text:style-name="T8">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17">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8">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25" office:value-type="string">
            <text:p><text:span text:style-name="T10"><text:s/></text:span><text:span text:style-name="T10">In the Fall of 1928, </text:span><text:span text:style-name="T11">Robert and </text:span><text:span text:style-name="T11">Walter completed an </text:span><text:span text:style-name="T11">invention of</text:span><text:span text:style-name="T10"> </text:span><text:span text:style-name="T11">Sun-mirrors</text:span><text:span text:style-name="T10">, </text:span><text:span text:style-name="T10">whereby they were able to </text:span><text:span text:style-name="T11">collect the rays from the sun </text:span><text:span text:style-name="T11">and produce heat powerful </text:span><text:span text:style-name="T11">enough to melt down </text:span><text:span text:style-name="T11">skyscrapers in a few </text:span><text:span text:style-name="T11">minutes. With these mirrors </text:span><text:span text:style-name="T11">and the aid of electricity, they </text:span><text:span text:style-name="T11">discovered a powerful light </text:span><text:span text:style-name="T11">ray </text:span><text:span text:style-name="T22">Robert knew that this was </text:span><text:span text:style-name="T22">going to be of great value in the </text:span><text:span text:style-name="T22">coming war. </text:span><text:span text:style-name="T10">They named this </text:span><text:span text:style-name="T10">machine </text:span><text:span text:style-name="T11">"The Demon of </text:span><text:span text:style-name="T11">Death."</text:span><text:span text:style-name="T10"> Miss Quinton had been </text:span><text:span text:style-name="T10">very much interested in this </text:span><text:span text:style-name="T10">machine during the course of </text:span><text:span text:style-name="T10">construction, and </text:span><text:span text:style-name="T11">she named it </text:span><text:span text:style-name="T11">"Spit-Fire"</text:span><text:span text:style-name="T10"> because </text:span><text:span text:style-name="T11">it could </text:span><text:span text:style-name="T11">send forth such powerful </text:span><text:span text:style-name="T11">sparks of fire, destroying </text:span><text:span text:style-name="T11">instantly any metal that it </text:span><text:span text:style-name="T11">touched.</text:span><text:span text:style-name="T10"> They held a </text:span><text:span text:style-name="T10">conference and agreed that this </text:span><text:span text:style-name="T10">new discovery must be kept </text:span><text:span text:style-name="T10">secret and should never be </text:span><text:span text:style-name="T10">used except in the defense of </text:span><text:span text:style-name="T10">the United States in time of war </text:span><text:span text:style-name="T10">and only then if our country was </text:span><text:span text:style-name="T10">in dire peril and unable to cope </text:span><text:span text:style-name="T10">with the enemy. There was one </text:span><text:span text:style-name="T13">secret connected with the </text:span><text:span text:style-name="T13">machine that only Robert </text:span><text:span text:style-name="T10">knew. </text:span><text:span text:style-name="T10">They intended to start to build a </text:span><text:span text:style-name="T10">giant airship in a short time </text:span><text:span text:style-name="T10">equipped with "The Demon of </text:span><text:span text:style-name="T10">Death." They figured it would </text:span><text:span text:style-name="T10">send a </text:span><text:span text:style-name="T11">powerful death ray </text:span><text:span text:style-name="T11">3000 to 5000 miles through </text:span><text:span text:style-name="T11">space, destroying everything </text:span><text:span text:style-name="T11">within a radius of 700 miles. </text:span><text:span text:style-name="T10">Work was started on the new </text:span><text:span text:style-name="T10">machine with all secrecy. It had </text:span><text:span text:style-name="T10">already been christened "Marie </text:span><text:span text:style-name="T10">the Angel of Mercy."</text:span></text:p>
          </table:table-cell>
          <table:table-cell office:value-type="string">
            <text:p>MAM is equipped with the DOD</text:p>
          </table:table-cell>
          <table:table-cell table:number-columns-repeated="1018"/>
        </table:table-row>
        <table:table-row table:style-name="ro24">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he Demon of Death," which Robert had worked on untiringly day and night, was a great triumph for him, but his wonderful energy had been exhausted.</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8">
          <table:table-cell office:value-type="string">
            <text:p>19</text:p>
          </table:table-cell>
          <table:table-cell office:value-type="string">
            <text:p>235</text:p>
          </table:table-cell>
          <table:table-cell office:value-type="string">
            <text:p>Fall of 1928</text:p>
          </table:table-cell>
          <table:table-cell/>
          <table:table-cell table:style-name="ce17" office:value-type="string">
            <text:p><text:span text:style-name="T10"><text:s/></text:span><text:span text:style-name="T10">Everything moved along </text:span><text:span text:style-name="T10">smoothly after this. Walter and </text:span><text:span text:style-name="T10">Edna were happy in their work </text:span><text:span text:style-name="T10">and the Fall of 1928</text:span></text:p>
            <text:p><text:span text:style-name="T10">rewarded them with a new and </text:span><text:span text:style-name="T10">wonderful discovery. They had </text:span><text:span text:style-name="T10">been able to perfect a </text:span><text:span text:style-name="T11">machine </text:span><text:span text:style-name="T11">which would</text:span></text:p>
            <text:p><text:span text:style-name="T11">reflect light in such a way as </text:span><text:span text:style-name="T11">to make an airplane invisible</text:span><text:span text:style-name="T10"> </text:span><text:span text:style-name="T10">and this, together with Robert's </text:span><text:span text:style-name="T10">noiseless invention, </text:span><text:span text:style-name="T11">solved the </text:span><text:span text:style-name="T11">problem</text:span><text:span text:style-name="T10">. He knew now that in </text:span><text:span text:style-name="T10">time of war,</text:span><text:span text:style-name="T11"> the plane could </text:span><text:span text:style-name="T11">be used to sneak upon the </text:span><text:span text:style-name="T11">enemy and that they would </text:span><text:span text:style-name="T11">be unable to see or hear it</text:span><text:span text:style-name="T10">. </text:span><text:span text:style-name="T10">After holding a conference, they </text:span><text:span text:style-name="T10">decided that this invention, as </text:span><text:span text:style-name="T10">well as "The Demon of Death" </text:span><text:span text:style-name="T10">should not be patented or </text:span><text:span text:style-name="T10">offered for sale to any </text:span><text:span text:style-name="T10">Government, that they would </text:span><text:span text:style-name="T10">test it out and keep it a secret. </text:span><text:span text:style-name="T10">Here Robert's great generosity </text:span><text:span text:style-name="T10">showed itself again when he </text:span><text:span text:style-name="T10">decided that this invention </text:span><text:span text:style-name="T10">should be used in time of </text:span><text:span text:style-name="T10">greatest need for the benefit of </text:span><text:span text:style-name="T10">the United States. Walter said, </text:span><text:span text:style-name="T10">"Robert, love indeed does </text:span><text:span text:style-name="T10">make a great man, makes him </text:span><text:span text:style-name="T10">unselfish, causes him to think </text:span><text:span text:style-name="T10">of his country, of his mother, his </text:span><text:span text:style-name="T10">sweetheart and everything else </text:span><text:span text:style-name="T10">before himself. No wonder you </text:span><text:span text:style-name="T10">are making a success and </text:span><text:span text:style-name="T10">always will, because you are </text:span><text:span text:style-name="T10">doing right."</text:span></text:p>
          </table:table-cell>
          <table:table-cell office:value-type="string">
            <text:p>Regarding “solved the problem”, what is the problem referred to?</text:p>
          </table:table-cell>
          <table:table-cell table:number-columns-repeated="1018"/>
        </table:table-row>
        <table:table-row table:style-name="ro1" table:number-rows-repeated="104857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26" office:value-type="string">
            <text:p>rluu: Post #22032 responds to someone who suggests that MaoM might be Venus angles of Mercury.</text:p>
          </table:table-cell>
          <table:table-cell table:style-name="ce2" table:number-columns-repeated="5"/>
          <table:table-cell table:number-columns-repeated="1018"/>
        </table:table-row>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9">
          <table:table-cell office:value-type="string">
            <text:p>19</text:p>
          </table:table-cell>
          <table:table-cell office:value-type="string">
            <text:p>234</text:p>
          </table:table-cell>
          <table:table-cell office:value-type="string">
            <text:p>Fall of 1928</text:p>
          </table:table-cell>
          <table:table-cell/>
          <table:table-cell table:style-name="ce17" office:value-type="string">
            <text:p><text:span text:style-name="T10"><text:s/></text:span><text:span text:style-name="T10">In the Fall of 1928, Robert and </text:span><text:span text:style-name="T10">Walter completed an invention </text:span><text:span text:style-name="T10">of Sun-mirrors, whereby they </text:span><text:span text:style-name="T10">were able to</text:span></text:p>
            <text:p><text:span text:style-name="T10">collect the rays from the sun </text:span><text:span text:style-name="T10">and produce heat powerful </text:span><text:span text:style-name="T10">enough to melt down </text:span><text:span text:style-name="T10">skyscrapers in a few minutes. </text:span><text:span text:style-name="T10">With these mirrors and the aid </text:span><text:span text:style-name="T10">of electricity, they discovered a </text:span><text:span text:style-name="T10">powerful light ray Robert knew </text:span><text:span text:style-name="T10">that this was going to be of </text:span><text:span text:style-name="T10">great value in the coming war. </text:span><text:span text:style-name="T10">They named this machine "The </text:span><text:span text:style-name="T10">Demon of Death." Miss Quinton </text:span><text:span text:style-name="T10">had been very much interested </text:span><text:span text:style-name="T10">in this machine during the </text:span><text:span text:style-name="T10">course of construction, and she </text:span><text:span text:style-name="T10">named it "Spit-Fire" because it </text:span><text:span text:style-name="T10">could send forth such powerful </text:span><text:span text:style-name="T10">sparks of fire, destroying </text:span><text:span text:style-name="T10">instantly any metal that it </text:span><text:span text:style-name="T10">touched. They held a </text:span><text:span text:style-name="T10">conference and agreed that this </text:span><text:span text:style-name="T10">new discovery must be kept </text:span><text:span text:style-name="T10">secret and should never be </text:span><text:span text:style-name="T10">used except in the defense of </text:span><text:span text:style-name="T10">the United States in time of war </text:span><text:span text:style-name="T10">and only then if our country was </text:span><text:span text:style-name="T10">in dire peril and unable to cope </text:span><text:span text:style-name="T10">with the enemy. There was one </text:span><text:span text:style-name="T13">secret connected with the </text:span><text:span text:style-name="T13">machine that only Robert </text:span><text:span text:style-name="T10">knew. </text:span><text:span text:style-name="T11">They intended to start to </text:span><text:span text:style-name="T11">build a giant airship in a </text:span><text:span text:style-name="T11">short time equipped with </text:span><text:span text:style-name="T11">"The Demon of Death." They </text:span><text:span text:style-name="T11">figured it would send a </text:span><text:span text:style-name="T11">powerful death ray 3000 to </text:span><text:span text:style-name="T11">5000 miles through space, </text:span><text:span text:style-name="T11">destroying everything within </text:span><text:span text:style-name="T11">a radius of 700 miles. Work </text:span><text:span text:style-name="T11">was started on the new </text:span><text:span text:style-name="T11">machine with all secrecy. It </text:span><text:span text:style-name="T11">had already been christened </text:span><text:span text:style-name="T11">"Marie the Angel of Mercy."</text:span></text:p>
          </table:table-cell>
          <table:table-cell office:value-type="string">
            <text:p>MAM is equipped with the DOD</text:p>
          </table:table-cell>
          <table:table-cell table:number-columns-repeated="1018"/>
        </table:table-row>
        <table:table-row table:style-name="ro16">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text:span><text:span text:style-name="T10">made in aviation. Airplanes </text:span><text:span text:style-name="T10">were carrying mail at the rate of </text:span><text:span text:style-name="T10">300 miles per hour. Passenger </text:span><text:span text:style-name="T10">lines were now starting all over </text:span><text:span text:style-name="T10">the United States.</text:span><text:span text:style-name="T11"> "Marie the </text:span><text:span text:style-name="T11">Angel of Mercy," Robert's </text:span><text:span text:style-name="T11">great ship, was rapidly </text:span><text:span text:style-name="T11">nearing completion.</text:span><text:span text:style-name="T10"> The new </text:span><text:span text:style-name="T11">12-cylinder motor </text:span><text:span text:style-name="T10">had been </text:span><text:span text:style-name="T10">tested and the engineers had </text:span><text:span text:style-name="T10">estimated that they would attain </text:span><text:span text:style-name="T10">a</text:span><text:span text:style-name="T11"> speed</text:span></text:p>
            <text:p><text:span text:style-name="T11">of 1000 miles per hour</text:span><text:span text:style-name="T10">. </text:span><text:span text:style-name="T10">Robert was elated over the </text:span><text:span text:style-name="T10">success and knew that he </text:span><text:span text:style-name="T10">would now be prepared to help </text:span><text:span text:style-name="T10">his country in time of its </text:span><text:span text:style-name="T10">greatest need.</text:span></text:p>
          </table:table-cell>
          <table:table-cell table:number-columns-repeated="1019"/>
        </table:table-row>
        <table:table-row table:style-name="ro17">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7" office:value-type="string">
            <text:p><text:span text:style-name="T10"><text:s/></text:span><text:span text:style-name="T10">The new ship "Marie, the Angel </text:span><text:span text:style-name="T10">of Mercy," was now about </text:span><text:span text:style-name="T10">perfected, but Robert intended </text:span><text:span text:style-name="T10">that this should never be made</text:span></text:p>
            <text:p><text:span text:style-name="T10">known to the public until he had </text:span><text:span text:style-name="T10">it in perfect working order and it </text:span><text:span text:style-name="T10">was a success beyond doubt.</text:span></text:p>
          </table:table-cell>
          <table:table-cell table:number-columns-repeated="1019"/>
        </table:table-row>
        <table:table-row table:style-name="ro16">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text:span><text:span text:style-name="T10">gas] must be kept a secret until </text:span><text:span text:style-name="T10">time of war when with the new </text:span><text:span text:style-name="T10">ship "Marie the Angel of </text:span><text:span text:style-name="T10">Mercy," traveling</text:span><text:span text:style-name="T11"> 1000 miles </text:span><text:span text:style-name="T11">an hour</text:span><text:span text:style-name="T10">, they could go from </text:span><text:span text:style-name="T10">one city to another or from one </text:span><text:span text:style-name="T10">battlefield to another, </text:span><text:span text:style-name="T11">release </text:span><text:span text:style-name="T11">the gas and put everyone to </text:span><text:span text:style-name="T11">sleep for 7 days</text:span><text:span text:style-name="T10">. In the </text:span><text:span text:style-name="T10">meantime, with "The Demon of </text:span><text:span text:style-name="T10">Death" -- they could destroy the </text:span><text:span text:style-name="T10">enemy's bases and </text:span><text:span text:style-name="T10">fortifications; would be able to </text:span><text:span text:style-name="T10">make their own peace terms </text:span><text:span text:style-name="T10">with the enemy and at the </text:span><text:span text:style-name="T10">same time</text:span></text:p>
            <text:p><text:span text:style-name="T10">obey the divine command of </text:span><text:span text:style-name="T10">God "Thou shalt not kill.”</text:span></text:p>
          </table:table-cell>
          <table:table-cell office:value-type="string">
            <text:p>MAM can utilize sleeping gas.</text:p>
          </table:table-cell>
          <table:table-cell table:number-columns-repeated="1018"/>
        </table:table-row>
        <table:table-row table:style-name="ro1" table:number-rows-repeated="1048569">
          <table:table-cell table:number-columns-repeated="1024"/>
        </table:table-row>
        <table:table-row table:style-name="ro1">
          <table:table-cell table:number-columns-repeated="1024"/>
        </table:table-row>
      </table:table>
      <table:table table:name="Pocket Radio" table:style-name="ta1" table:print="false">
        <table:table-column table:style-name="co28" table:default-cell-style-name="ce7"/>
        <table:table-column table:style-name="co12" table:default-cell-style-name="ce7"/>
        <table:table-column table:style-name="co41" table:default-cell-style-name="ce7"/>
        <table:table-column table:style-name="co4" table:default-cell-style-name="ce7"/>
        <table:table-column table:style-name="co25" table:default-cell-style-name="ce7"/>
        <table:table-column table:style-name="co42"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0">
          <table:table-cell office:value-type="string">
            <text:p>20</text:p>
          </table:table-cell>
          <table:table-cell office:value-type="string">
            <text:p>238</text:p>
          </table:table-cell>
          <table:table-cell office:value-type="string">
            <text:p>No timestamp given but previous timestamp to this is approaching the end of 1928. <text:s/></text:p>
          </table:table-cell>
          <table:table-cell/>
          <table:table-cell table:style-name="ce27" office:value-type="string">
            <text:p><text:span text:style-name="T10"><text:s/></text:span><text:span text:style-name="T10">With the great progress in </text:span><text:span text:style-name="T10">radio messages thru the air, </text:span><text:span text:style-name="T10">and radiograms, Robert knew </text:span><text:span text:style-name="T10">that in time of war, </text:span><text:span text:style-name="T24"><text:s/>secret </text:span><text:span text:style-name="T24">communications would be </text:span><text:span text:style-name="T24">necessary. Spies could </text:span><text:span text:style-name="T10">steal </text:span><text:span text:style-name="T10">codes, and messages sent over </text:span><text:span text:style-name="T10">the radio could be interpreted; </text:span><text:span text:style-name="T10">therefore, one of the great </text:span><text:span text:style-name="T10">needs for the war in the air </text:span><text:span text:style-name="T10">would be a way to </text:span><text:span text:style-name="T10">communicate without detection. </text:span><text:span text:style-name="T10">He finally succeeded in </text:span><text:span text:style-name="T10">completing what he called "The </text:span><text:span text:style-name="T10">Pocket Radio."</text:span><text:span text:style-name="T11"> It was no </text:span><text:span text:style-name="T11">larger than a watch and </text:span><text:span text:style-name="T11">worked on the same principle </text:span><text:span text:style-name="T11">of his machine for recording </text:span><text:span text:style-name="T11">the thoughts of people, only </text:span><text:span text:style-name="T11">the instrument had to be </text:span><text:span text:style-name="T11">used by two people who </text:span><text:span text:style-name="T11">understood how to work it, </text:span><text:span text:style-name="T11">because the positive radio </text:span><text:span text:style-name="T11">was carried in one man's </text:span><text:span text:style-name="T11">pocket and the negative in </text:span><text:span text:style-name="T11">the other and by pressing the </text:span><text:span text:style-name="T11">stem, it could be changed </text:span><text:span text:style-name="T11">from positive into negative. </text:span><text:span text:style-name="T11">No sound was transmitted </text:span><text:span text:style-name="T11">thru the air. The machine </text:span><text:span text:style-name="T11">could be operated by certain </text:span><text:span text:style-name="T11">motions of the fingers on a </text:span><text:span text:style-name="T11">little push button which </text:span><text:span text:style-name="T11">recorded symbols on the </text:span><text:span text:style-name="T11">other machine that would </text:span><text:span text:style-name="T11">reveal the message sent. The </text:span><text:span text:style-name="T11">Pocket Radio made it </text:span><text:span text:style-name="T11">possible to convey any </text:span><text:span text:style-name="T11">message without any </text:span><text:span text:style-name="T11">possibility of detection </text:span><text:span text:style-name="T11">because only the person </text:span><text:span text:style-name="T11">sending the message and the </text:span><text:span text:style-name="T11">one receiving it could </text:span><text:span text:style-name="T11">understand or know anything </text:span><text:span text:style-name="T11">about it. This was better than </text:span><text:span text:style-name="T11">wireless or any other radio </text:span><text:span text:style-name="T11">discovery up to this time.</text:span><text:span text:style-name="T10"> </text:span><text:span text:style-name="T10">Robert tested the machine out </text:span><text:span text:style-name="T10">by leaving one instrument in </text:span><text:span text:style-name="T10">Walter's pocket, he himself </text:span><text:span text:style-name="T10">going to Chicago and </text:span><text:span text:style-name="T10">conveying messages which </text:span><text:span text:style-name="T10">Walter was able to get without </text:span><text:span text:style-name="T10">any trouble. He could either </text:span><text:span text:style-name="T10">speak into this little Pocket </text:span><text:span text:style-name="T10">Radio and convey the sound </text:span><text:span text:style-name="T10">without anyone else being able </text:span><text:span text:style-name="T10">to take it from the air, or use it </text:span><text:span text:style-name="T10">to convey thoughts or </text:span><text:span text:style-name="T10">emotions. The test proved </text:span><text:span text:style-name="T10">perfect and Robert knew that </text:span><text:span text:style-name="T10">he had another great discovery </text:span><text:span text:style-name="T10">which would be of great value </text:span><text:span text:style-name="T10">to his Government in time of </text:span><text:span text:style-name="T10">war. He decided to keep this a </text:span><text:span text:style-name="T24"><text:s/></text:span><text:span text:style-name="T24">secret and have it ready to aid </text:span><text:span text:style-name="T24">the United States at a </text:span><text:span text:style-name="T10">time </text:span><text:span text:style-name="T10">when they would need it most.</text:span></text:p>
          </table:table-cell>
          <table:table-cell table:number-columns-repeated="1019"/>
        </table:table-row>
        <table:table-row table:style-name="ro1" table:number-rows-repeated="1048573">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3" table:default-cell-style-name="ce7"/>
        <table:table-column table:style-name="co44" table:default-cell-style-name="ce7"/>
        <table:table-column table:style-name="co45" table:default-cell-style-name="ce7"/>
        <table:table-column table:style-name="co46" table:default-cell-style-name="ce7"/>
        <table:table-column table:style-name="co42"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text:s/></text:span><text:span text:style-name="T22">Walter and Edna </text:span><text:span text:style-name="T11">had been </text:span><text:span text:style-name="T11">working day and night for </text:span><text:span text:style-name="T11">months</text:span><text:span text:style-name="T22"> on a great chemical </text:span><text:span text:style-name="T22">discovery</text:span><text:span text:style-name="T10"> and had now </text:span><text:span text:style-name="T10">succeeded in completing it. </text:span><text:span text:style-name="T10">This discovery was a perfectly </text:span><text:span text:style-name="T10">harmless gas to be used in war </text:span><text:span text:style-name="T10">or for medical purposes. </text:span><text:span text:style-name="T11">It </text:span><text:span text:style-name="T11">would put people to sleep </text:span><text:span text:style-name="T11">and they would remain </text:span><text:span text:style-name="T11">asleep for 7 days</text:span><text:span text:style-name="T10">, with no ill </text:span><text:span text:style-name="T10">effects. It had always been </text:span><text:span text:style-name="T10">Robert's desire to have </text:span><text:span text:style-name="T10">something to use in war which </text:span><text:span text:style-name="T10">would not destroy human lives </text:span><text:span text:style-name="T10">and he was very much elated </text:span><text:span text:style-name="T10">over Walter's discovery. Walter </text:span><text:span text:style-name="T10">told him that he had already </text:span><text:span text:style-name="T10">tested it and that Edna had </text:span><text:span text:style-name="T10">such confidence in him,</text:span><text:span text:style-name="T11"> [Edna] </text:span><text:span text:style-name="T11">had taken the gas, remained </text:span><text:span text:style-name="T11">asleep for 7 days, and felt no </text:span><text:span text:style-name="T11">ill effects</text:span><text:span text:style-name="T10">. </text:span><text:span text:style-name="T11">Walter knew just </text:span><text:span text:style-name="T11">exactly why it worked, </text:span><text:span text:style-name="T11">because he was a great </text:span><text:span text:style-name="T11">chemist and knew the natural </text:span><text:span text:style-name="T11">law </text:span><text:span text:style-name="T22">behind the discovery</text:span><text:span text:style-name="T10">. He </text:span><text:span text:style-name="T10">told Robert that this must be </text:span><text:span text:style-name="T10">kept a secret until time of war </text:span><text:span text:style-name="T10">when with the new ship "Marie </text:span><text:span text:style-name="T10">the Angel of Mercy," traveling </text:span><text:span text:style-name="T10">1000 miles an hour, they could </text:span><text:span text:style-name="T10">go from one city to another or </text:span><text:span text:style-name="T10">from one battlefield to another, </text:span><text:span text:style-name="T10">release the gas and put </text:span><text:span text:style-name="T10">everyone to sleep for 7 days. In </text:span><text:span text:style-name="T10">the meantime, with "The </text:span><text:span text:style-name="T10">Demon of Death" -- they could </text:span><text:span text:style-name="T10">destroy the enemy's bases and </text:span><text:span text:style-name="T10">fortifications; would be able to </text:span><text:span text:style-name="T10">make their own peace terms </text:span><text:span text:style-name="T10">with the enemy and at the </text:span><text:span text:style-name="T10">same time obey the divine </text:span><text:span text:style-name="T10">command of God "Thou shalt </text:span><text:span text:style-name="T10">not kill.”</text:span></text:p>
          </table:table-cell>
          <table:table-cell office:value-type="string">
            <text:p>MAM can utilize sleeping gas.</text:p>
          </table:table-cell>
          <table:table-cell table:number-columns-repeated="1018"/>
        </table:table-row>
        <table:table-row table:style-name="ro1" table:number-rows-repeated="1048573">
          <table:table-cell table:number-columns-repeated="1024"/>
        </table:table-row>
        <table:table-row table:style-name="ro1">
          <table:table-cell table:number-columns-repeated="1024"/>
        </table:table-row>
      </table:table>
      <table:table table:name="Communicator" table:style-name="ta1">
        <table:table-column table:style-name="co47" table:default-cell-style-name="ce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3">
          <table:table-cell table:number-columns-repeated="6"/>
        </table:table-row>
        <table:table-row table:style-name="ro1">
          <table:table-cell table:number-columns-repeated="6"/>
        </table:table-row>
      </table:table>
      <table:table table:name="Recorder" table:style-name="ta1">
        <table:table-column table:style-name="co53" table:default-cell-style-name="ce1"/>
        <table:table-column table:style-name="co54" table:default-cell-style-name="ce1"/>
        <table:table-column table:style-name="co55" table:default-cell-style-name="ce1"/>
        <table:table-column table:style-name="co4" table:default-cell-style-name="ce1"/>
        <table:table-column table:style-name="co56" table:default-cell-style-name="ce1"/>
        <table:table-column table:style-name="co57"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TTTA" table:style-name="ta1">
        <table:table-column table:style-name="co48" table:default-cell-style-name="ce1"/>
        <table:table-column table:style-name="co4" table:default-cell-style-name="ce1"/>
        <table:table-column table:style-name="co58" table:default-cell-style-name="ce1"/>
        <table:table-column table:style-name="co4" table:default-cell-style-name="ce1"/>
        <table:table-column table:style-name="co59" table:default-cell-style-name="ce1"/>
        <table:table-column table:style-name="co60" table:default-cell-style-name="ce1"/>
        <table:table-row table:style-name="ro1">
          <table:table-cell table:style-name="Default" table:number-columns-repeated="6"/>
        </table:table-row>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table-cell table:number-columns-repeated="6"/>
        </table:table-row>
      </table:table>
      <table:table table:name="Radium Ray" table:style-name="ta1">
        <table:table-column table:style-name="co61" table:default-cell-style-name="ce1"/>
        <table:table-column table:style-name="co4" table:default-cell-style-name="ce1"/>
        <table:table-column table:style-name="co58" table:default-cell-style-name="ce1"/>
        <table:table-column table:style-name="co4" table:default-cell-style-name="ce1"/>
        <table:table-column table:style-name="co62" table:default-cell-style-name="ce1"/>
        <table:table-column table:style-name="co6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64" table:default-cell-style-name="ce1"/>
        <table:table-column table:style-name="co4" table:default-cell-style-name="ce1"/>
        <table:table-column table:style-name="co65"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7">10/17/2012</text:date>, <text:time>19:23: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4T19:15:21</meta:creation-date>
    <dc:date>2012-10-17T19:23:05</dc:date>
    <meta:editing-duration>P4DT5H57M</meta:editing-duration>
    <meta:editing-cycles>64</meta:editing-cycles>
    <meta:generator>LibreOffice/3.4$Unix LibreOffice_project/340m1$Build-1505</meta:generator>
    <dc:creator>Ryan </dc:creator>
    <meta:document-statistic meta:table-count="15" meta:cell-count="371" meta:object-count="0"/>
  </office:meta>
</office:document-meta>
</file>